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7300000089F4976BA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1" svg:font-family="Helvetica"/>
    <style:font-face style:name="Helvetica Neue" svg:font-family="'Helvetica Neue'"/>
    <style:font-face style:name="Helvetica Neue Light1" svg:font-family="'Helvetica Neue Light'"/>
    <style:font-face style:name="Menlo1" svg:font-family="Menlo"/>
    <style:font-face style:name="Helvetica" svg:font-family="Helvetica" style:font-pitch="variable"/>
    <style:font-face style:name="Helvetica Neue1" svg:font-family="'Helvetica Neue'" style:font-pitch="variable"/>
    <style:font-face style:name="Helvetica Neue Light" svg:font-family="'Helvetica Neue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Menlo" svg:font-family="Menlo" style:font-pitch="variable"/>
    <style:font-face style:name="SimSun1" svg:font-family="SimSun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35cm" draw:stroke-linejoin="miter" draw:fill="none" draw:textarea-vertical-align="middle" draw:auto-grow-height="true" draw:fit-to-size="false" fo:min-height="0cm" fo:min-width="0cm" fo:padding-top="0.141cm" fo:padding-bottom="0.141cm" fo:padding-left="0.141cm" fo:padding-right="0.141cm" fo:wrap-option="no-wrap"/>
    </style:style>
    <style:style style:name="gr3" style:family="graphic" style:parent-style-name="standard">
      <style:graphic-properties draw:stroke="solid" svg:stroke-width="0.071cm" svg:stroke-color="#000000" draw:stroke-linejoin="miter" draw:fill="solid" draw:fill-color="#bee0f9" draw:textarea-vertical-align="middle" draw:auto-grow-height="false" draw:fit-to-size="false" fo:min-height="0cm" fo:min-width="0cm" fo:padding-top="0.141cm" fo:padding-bottom="0.141cm" fo:padding-left="0.141cm" fo:padding-right="0.141cm" fo:wrap-option="wrap"/>
    </style:style>
    <style:style style:name="gr4" style:family="graphic" style:parent-style-name="standard">
      <style:graphic-properties draw:stroke="solid" svg:stroke-width="0.071cm" svg:stroke-color="#000000" draw:marker-end="msArrowEnd_20_5" draw:marker-end-width="0.213cm" draw:marker-end-center="false" draw:stroke-linejoin="miter" draw:fill="none" draw:textarea-horizontal-align="center" draw:textarea-vertical-align="middle" draw:auto-grow-height="false" draw:fit-to-size="false" fo:padding-top="0.141cm" fo:padding-bottom="0.141cm" fo:padding-left="0.141cm" fo:padding-right="0.141cm" fo:wrap-option="wrap"/>
    </style:style>
    <style:style style:name="pr1" style:family="presentation" style:parent-style-name="Title_20__26__20_Subtitle-title">
      <style:graphic-properties draw:stroke="none" svg:stroke-width="0.035cm" draw:stroke-linejoin="miter" draw:fill="none" draw:textarea-vertical-align="bottom" draw:auto-grow-height="false" draw:fit-to-size="false" fo:min-height="4.524cm" fo:padding-top="0.141cm" fo:padding-bottom="0.141cm" fo:padding-left="0.141cm" fo:padding-right="0.141cm" fo:wrap-option="wrap"/>
    </style:style>
    <style:style style:name="pr2" style:family="presentation" style:parent-style-name="Title_20__26__20_Subtitle-subtitle">
      <style:graphic-properties draw:stroke="none" svg:stroke-width="0.035cm" draw:stroke-linejoin="miter" draw:fill="none" draw:fill-color="#ffffff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pr3" style:family="presentation" style:parent-style-name="Title_20__26__20_Subtitle-notes">
      <style:graphic-properties draw:fill-color="#ffffff" fo:min-height="13.364cm"/>
    </style:style>
    <style:style style:name="pr4" style:family="presentation" style:parent-style-name="Title_20_-_20_Top-title">
      <style:graphic-properties draw:stroke="none" svg:stroke-width="0.035cm" draw:stroke-linejoin="miter" draw:fill="none" draw:textarea-vertical-align="bottom" draw:auto-grow-height="false" draw:fit-to-size="false" fo:min-height="4.524cm" fo:padding-top="0.141cm" fo:padding-bottom="0.141cm" fo:padding-left="0.141cm" fo:padding-right="0.141cm" fo:wrap-option="wrap"/>
    </style:style>
    <style:style style:name="pr5" style:family="presentation" style:parent-style-name="Title_20_-_20_Top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style:paragraph-properties fo:text-align="start" style:font-independent-line-spacing="true"/>
      <style:text-properties fo:font-size="56pt"/>
    </style:style>
    <style:style style:name="P3" style:family="paragraph">
      <style:paragraph-properties fo:margin-left="0cm" fo:margin-right="0cm" fo:margin-top="0.847cm" fo:margin-bottom="0cm" fo:line-height="100%" fo:text-align="start" fo:text-indent="0cm" style:writing-mode="lr-tb"/>
      <style:text-properties fo:hyphenate="false"/>
    </style:style>
    <style:style style:name="P4" style:family="paragraph">
      <style:paragraph-properties fo:text-align="start" style:font-independent-line-spacing="true"/>
      <style:text-properties fo:font-size="26pt"/>
    </style:style>
    <style:style style:name="P5" style:family="paragraph">
      <style:paragraph-properties fo:text-align="start" style:font-independent-line-spacing="true"/>
      <style:text-properties fo:font-size="42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.635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start" fo:text-indent="1.27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style:paragraph-properties fo:margin-left="0cm" fo:margin-right="0cm" fo:margin-top="0cm" fo:margin-bottom="0cm" fo:line-height="100%" fo:text-align="start" fo:text-indent="1.905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style:paragraph-properties fo:margin-left="0cm" fo:margin-right="0cm" fo:margin-top="0cm" fo:margin-bottom="0cm" fo:line-height="100%" fo:text-align="start" fo:text-indent="2.54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style:paragraph-properties fo:text-align="start" style:font-independent-line-spacing="true"/>
      <style:text-properties fo:font-size="2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Helvetica Neue Light1" fo:font-size="56pt" fo:letter-spacing="normal" fo:font-style="normal" style:text-underline-style="none" fo:font-weight="normal" style:font-name-asian="Helvetica Neue Light1" style:font-size-asian="56pt" style:font-style-asian="normal" style:font-weight-asian="normal" style:font-name-complex="Helvetica Neue Light1" style:font-size-complex="56pt" style:font-style-complex="normal" style:font-weight-complex="normal"/>
    </style:style>
    <style:style style:name="T2" style:family="text">
      <style:text-properties fo:font-variant="normal" fo:text-transform="none" fo:color="#444444" style:text-line-through-style="none" style:text-line-through-type="none" style:text-position="0% 100%" style:font-name="Helvetica Neue" fo:font-size="26pt" fo:letter-spacing="normal" fo:font-style="normal" style:text-underline-style="none" fo:font-weight="normal" style:font-name-asian="Helvetica Neue" style:font-size-asian="26pt" style:font-style-asian="normal" style:font-weight-asian="normal" style:font-name-complex="Helvetica Neue" style:font-size-complex="2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Helvetica Neue Light1" fo:font-size="42pt" fo:letter-spacing="normal" fo:font-style="normal" style:text-underline-style="none" fo:font-weight="normal" style:font-name-asian="Helvetica Neue Light1" style:font-size-asian="42pt" style:font-style-asian="normal" style:font-weight-asian="normal" style:font-name-complex="Helvetica Neue Light1" style:font-size-complex="42pt" style:font-style-complex="normal" style:font-weight-complex="normal"/>
    </style:style>
    <style:style style:name="T4" style:family="text">
      <style:text-properties fo:font-variant="normal" fo:text-transform="none" fo:color="#0365c0" style:text-line-through-style="none" style:text-line-through-type="none" style:text-position="0% 100%" style:font-name="Menlo1" fo:font-size="18pt" fo:letter-spacing="normal" fo:font-style="normal" style:text-underline-style="none" fo:font-weight="normal" style:font-name-asian="Menlo1" style:font-size-asian="18pt" style:font-style-asian="normal" style:font-weight-asian="normal" style:font-name-complex="Menlo1" style:font-size-complex="18pt" style:font-style-complex="normal" style:font-weight-complex="normal"/>
    </style:style>
    <style:style style:name="T5" style:family="text">
      <style:text-properties fo:font-variant="normal" fo:text-transform="none" fo:color="#323333" style:text-line-through-style="none" style:text-line-through-type="none" style:text-position="0% 100%" style:font-name="Menlo1" fo:font-size="18pt" fo:letter-spacing="normal" fo:font-style="normal" style:text-underline-style="none" fo:font-weight="normal" style:font-name-asian="Menlo1" style:font-size-asian="18pt" style:font-style-asian="normal" style:font-weight-asian="normal" style:font-name-complex="Menlo1" style:font-size-complex="18pt" style:font-style-complex="normal" style:font-weight-complex="normal"/>
    </style:style>
    <style:style style:name="T6" style:family="text">
      <style:text-properties fo:font-variant="normal" fo:text-transform="none" fo:color="#c82506" style:text-line-through-style="none" style:text-line-through-type="none" style:text-position="0% 100%" style:font-name="Menlo1" fo:font-size="18pt" fo:letter-spacing="normal" fo:font-style="normal" style:text-underline-style="none" fo:font-weight="normal" style:font-name-asian="Menlo1" style:font-size-asian="18pt" style:font-style-asian="normal" style:font-weight-asian="normal" style:font-name-complex="Menlo1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Helvetica Neue Light1" fo:font-size="18pt" fo:letter-spacing="normal" fo:font-style="normal" style:text-underline-style="none" fo:font-weight="normal" style:font-name-asian="Helvetica Neue Light1" style:font-size-asian="18pt" style:font-style-asian="normal" style:font-weight-asian="normal" style:font-name-complex="Helvetica Neue Light1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Helvetica Neue" fo:font-size="18pt" fo:letter-spacing="normal" fo:font-style="normal" style:text-underline-style="none" fo:font-weight="bold" style:font-name-asian="Helvetica Neue" style:font-size-asian="18pt" style:font-style-asian="normal" style:font-weight-asian="bold" style:font-name-complex="Helvetica Neue" style:font-size-complex="18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Menlo1" fo:font-size="18pt" fo:letter-spacing="normal" fo:font-style="normal" style:text-underline-style="none" fo:font-weight="normal" style:font-name-asian="Menlo1" style:font-size-asian="18pt" style:font-style-asian="normal" style:font-weight-asian="normal" style:font-name-complex="Menlo1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Helvetica Neue Light1" fo:font-size="24pt" fo:letter-spacing="normal" fo:font-style="normal" style:text-underline-style="none" fo:font-weight="normal" style:font-name-asian="Helvetica Neue Light1" style:font-size-asian="24pt" style:font-style-asian="normal" style:font-weight-asian="normal" style:font-name-complex="Helvetica Neue Light1" style:font-size-complex="2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Helvetica Neue" fo:font-size="42pt" fo:letter-spacing="normal" fo:font-style="normal" style:text-underline-style="none" fo:font-weight="bold" style:font-name-asian="Helvetica Neue" style:font-size-asian="42pt" style:font-style-asian="normal" style:font-weight-asian="bold" style:font-name-complex="Helvetica Neue" style:font-size-complex="42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74cm"/>
        <style:text-properties fo:font-family="StarSymbol" fo:color="#44444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365c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3233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365c0" fo:font-size="100%"/>
      </text:list-level-style-number>
      <text:list-level-style-number text:level="2" style:num-format="">
        <style:list-level-properties text:space-before="0.6cm" text:min-label-width="0.6cm"/>
        <style:text-properties fo:color="#323333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323333" fo:font-size="100%"/>
      </text:list-level-style-number>
      <text:list-level-style-number text:level="2" style:num-format="">
        <style:list-level-properties text:space-before="0.6cm" text:min-label-width="0.6cm"/>
        <style:text-properties fo:color="#323333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365c0" fo:font-size="100%"/>
      </text:list-level-style-number>
      <text:list-level-style-number text:level="2" style:num-format="">
        <style:list-level-properties text:space-before="0.6cm" text:min-label-width="0.6cm"/>
        <style:text-properties fo:color="#0365c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323333" fo:font-size="100%"/>
      </text:list-level-style-number>
      <text:list-level-style-number text:level="2" style:num-format="">
        <style:list-level-properties text:space-before="0.6cm" text:min-label-width="0.6cm"/>
        <style:text-properties fo:color="#0365c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min-label-width="0.6cm"/>
        <style:text-properties fo:color="#323333" fo:font-size="100%"/>
      </text:list-level-style-number>
      <text:list-level-style-number text:level="2" style:num-format="">
        <style:list-level-properties text:space-before="0.6cm" text:min-label-width="0.6cm"/>
        <style:text-properties fo:color="#0365c0" fo:font-size="100%"/>
      </text:list-level-style-number>
      <text:list-level-style-number text:level="3" style:num-format="">
        <style:list-level-properties text:space-before="1.2cm" text:min-label-width="0.6cm"/>
        <style:text-properties fo:color="#0365c0" fo:font-size="100%"/>
      </text:list-level-style-number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323333" fo:font-size="100%"/>
      </text:list-level-style-number>
      <text:list-level-style-number text:level="2" style:num-format="">
        <style:list-level-properties text:space-before="0.6cm" text:min-label-width="0.6cm"/>
        <style:text-properties fo:color="#323333" fo:font-size="100%"/>
      </text:list-level-style-number>
      <text:list-level-style-number text:level="3" style:num-format="">
        <style:list-level-properties text:space-before="1.2cm" text:min-label-width="0.6cm"/>
        <style:text-properties fo:color="#0365c0" fo:font-size="100%"/>
      </text:list-level-style-number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001cm" text:min-label-width="0.512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number text:level="2" style:num-format="">
        <style:list-level-properties text:space-before="0.6cm" text:min-label-width="0.6cm"/>
        <style:text-properties fo:color="#0365c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number text:level="2" style:num-format="">
        <style:list-level-properties text:space-before="0.6cm" text:min-label-width="0.6cm"/>
        <style:text-properties fo:color="#0365c0" fo:font-size="100%"/>
      </text:list-level-style-number>
      <text:list-level-style-number text:level="3" style:num-format="">
        <style:list-level-properties text:space-before="1.2cm" text:min-label-width="0.6cm"/>
        <style:text-properties fo:color="#000000" fo:font-size="100%"/>
      </text:list-level-style-number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number text:level="2" style:num-format="">
        <style:list-level-properties text:space-before="0.6cm" text:min-label-width="0.6cm"/>
        <style:text-properties fo:color="#000000" fo:font-size="100%"/>
      </text:list-level-style-number>
      <text:list-level-style-number text:level="3" style:num-format="">
        <style:list-level-properties text:space-before="1.2cm" text:min-label-width="0.6cm"/>
        <style:text-properties fo:color="#000000" fo:font-size="100%"/>
      </text:list-level-style-number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number text:level="2" style:num-format="">
        <style:list-level-properties text:space-before="0.6cm" text:min-label-width="0.6cm"/>
        <style:text-properties fo:color="#0365c0" fo:font-size="100%"/>
      </text:list-level-style-number>
      <text:list-level-style-number text:level="3" style:num-format="">
        <style:list-level-properties text:space-before="1.2cm" text:min-label-width="0.6cm"/>
        <style:text-properties fo:color="#000000" fo:font-size="100%"/>
      </text:list-level-style-number>
      <text:list-level-style-number text:level="4" style:num-format="">
        <style:list-level-properties text:space-before="1.8cm" text:min-label-width="0.6cm"/>
        <style:text-properties fo:color="#0365c0" fo:font-size="100%"/>
      </text:list-level-style-number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number text:level="2" style:num-format="">
        <style:list-level-properties text:space-before="0.6cm" text:min-label-width="0.6cm"/>
        <style:text-properties fo:color="#0365c0" fo:font-size="100%"/>
      </text:list-level-style-number>
      <text:list-level-style-number text:level="3" style:num-format="">
        <style:list-level-properties text:space-before="1.2cm" text:min-label-width="0.6cm"/>
        <style:text-properties fo:color="#000000" fo:font-size="100%"/>
      </text:list-level-style-number>
      <text:list-level-style-number text:level="4" style:num-format="">
        <style:list-level-properties text:space-before="1.8cm" text:min-label-width="0.6cm"/>
        <style:text-properties fo:color="#000000" fo:font-size="100%"/>
      </text:list-level-style-number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number text:level="2" style:num-format="">
        <style:list-level-properties text:space-before="0.6cm" text:min-label-width="0.6cm"/>
        <style:text-properties fo:color="#0365c0" fo:font-size="100%"/>
      </text:list-level-style-number>
      <text:list-level-style-number text:level="3" style:num-format="">
        <style:list-level-properties text:space-before="1.2cm" text:min-label-width="0.6cm"/>
        <style:text-properties fo:color="#000000" fo:font-size="100%"/>
      </text:list-level-style-number>
      <text:list-level-style-number text:level="4" style:num-format="">
        <style:list-level-properties text:space-before="1.8cm" text:min-label-width="0.6cm"/>
        <style:text-properties fo:color="#000000" fo:font-size="100%"/>
      </text:list-level-style-number>
      <text:list-level-style-number text:level="5" style:num-format="">
        <style:list-level-properties text:space-before="2.4cm" text:min-label-width="0.6cm"/>
        <style:text-properties fo:color="#000000" fo:font-size="100%"/>
      </text:list-level-style-number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number text:level="2" style:num-format="">
        <style:list-level-properties text:space-before="0.6cm" text:min-label-width="0.6cm"/>
        <style:text-properties fo:color="#0365c0" fo:font-size="100%"/>
      </text:list-level-style-number>
      <text:list-level-style-number text:level="3" style:num-format="">
        <style:list-level-properties text:space-before="1.2cm" text:min-label-width="0.6cm"/>
        <style:text-properties fo:color="#000000" fo:font-size="100%"/>
      </text:list-level-style-number>
      <text:list-level-style-number text:level="4" style:num-format="">
        <style:list-level-properties text:space-before="1.8cm" text:min-label-width="0.6cm"/>
        <style:text-properties fo:color="#0365c0" fo:font-size="100%"/>
      </text:list-level-style-number>
      <text:list-level-style-number text:level="5" style:num-format="">
        <style:list-level-properties text:space-before="2.4cm" text:min-label-width="0.6cm"/>
        <style:text-properties fo:color="#000000" fo:font-size="100%"/>
      </text:list-level-style-number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number text:level="2" style:num-format="">
        <style:list-level-properties text:space-before="0.6cm" text:min-label-width="0.6cm"/>
        <style:text-properties fo:color="#000000" fo:font-size="100%"/>
      </text:list-level-style-number>
      <text:list-level-style-number text:level="3" style:num-format="">
        <style:list-level-properties text:space-before="1.2cm" text:min-label-width="0.6cm"/>
        <style:text-properties fo:color="#000000" fo:font-size="100%"/>
      </text:list-level-style-number>
      <text:list-level-style-number text:level="4" style:num-format="">
        <style:list-level-properties text:space-before="1.8cm" text:min-label-width="0.6cm"/>
        <style:text-properties fo:color="#0365c0" fo:font-size="100%"/>
      </text:list-level-style-number>
      <text:list-level-style-number text:level="5" style:num-format="">
        <style:list-level-properties text:space-before="2.4cm" text:min-label-width="0.6cm"/>
        <style:text-properties fo:color="#000000" fo:font-size="100%"/>
      </text:list-level-style-number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number text:level="2" style:num-format="">
        <style:list-level-properties text:space-before="0.6cm" text:min-label-width="0.6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">
        <style:list-level-properties text:min-label-width="0.6cm"/>
        <style:text-properties fo:color="#0365c0" fo:font-size="100%"/>
      </text:list-level-style-number>
      <text:list-level-style-number text:level="2" style:num-format="">
        <style:list-level-properties text:space-before="0.6cm" text:min-label-width="0.6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_26__20_Subtitle" presentation:presentation-page-layout-name="AL1T0">
        <draw:frame draw:name="Shape 310" presentation:style-name="pr1" draw:text-style-name="P2" draw:layer="layout" svg:width="32.948cm" svg:height="3.88cm" svg:x="1.588cm" svg:y="0.917cm" presentation:class="title" presentation:user-transformed="true">
          <draw:text-box>
            <text:p text:style-name="P1"><text:span text:style-name="T1">APPMOB - Javascript Closures</text:span></text:p>
          </draw:text-box>
        </draw:frame>
        <draw:frame draw:name="Shape 311" presentation:style-name="pr2" draw:text-style-name="P4" draw:layer="layout" svg:width="32.948cm" svg:height="18.238cm" svg:x="1.588cm" svg:y="6.456cm" presentation:class="subtitle" presentation:user-transformed="true">
          <draw:text-box>
            <text:list text:style-name="L2">
              <text:list-item>
                <text:p text:style-name="P3"><text:span text:style-name="T2">Olivier Liechti &amp; Simon Oulevay</text:span></text:p>
              </text:list-item>
              <text:list-item>
                <text:p text:style-name="P3"><text:span text:style-name="T2">COMEM Applications Mobil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lobal Variables" draw:style-name="dp3" draw:master-page-name="Title_20_-_20_Top" presentation:presentation-page-layout-name="AL2T1" xml:id="id1" draw:id="id1">
        <draw:frame draw:name="Shape 313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Global Variables</text:span></text:p>
          </draw:text-box>
        </draw:frame>
        <draw:custom-shape draw:name="Shape 314" draw:style-name="gr2" draw:text-style-name="P5" draw:layer="layout" svg:width="6.397cm" svg:height="8.662cm" svg:x="10.34cm" svg:y="12.932cm">
          <text:p text:style-name="P6"><text:span text:style-name="T4">var</text:span><text:span text:style-name="T5"> a = </text:span><text:span text:style-name="T6">0</text:span><text:span text:style-name="T5">;</text:span></text:p>
          <text:p text:style-name="P6"><text:span text:style-name="T5"/></text:p>
          <text:p text:style-name="P6"><text:span text:style-name="T4">function</text:span><text:span text:style-name="T5"> add() {</text:span></text:p>
          <text:p text:style-name="P7"><text:span text:style-name="T5">a = a + </text:span><text:span text:style-name="T6">1</text:span><text:span text:style-name="T5">;</text:span></text:p>
          <text:p text:style-name="P6"><text:span text:style-name="T5">}</text:span></text:p>
          <text:p text:style-name="P6"><text:span text:style-name="T5"/></text:p>
          <text:p text:style-name="P6"><text:span text:style-name="T5">add();</text:span></text:p>
          <text:p text:style-name="P6"><text:span text:style-name="T5">add();</text:span></text:p>
          <text:p text:style-name="P6"><text:span text:style-name="T5">add();</text:span></text:p>
          <text:p text:style-name="P6"><text:span text:style-name="T5"/></text:p>
          <text:p text:style-name="P6"><text:span text:style-name="T5">console.log(a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5" draw:style-name="gr3" draw:text-style-name="P5" draw:layer="layout" svg:width="8.458cm" svg:height="3.528cm" svg:x="10.635cm" svg:y="9.563cm">
          <text:p text:style-name="P6"><text:span text:style-name="T7">This is a </text:span><text:span text:style-name="T8">global variable</text:span><text:span text:style-name="T7">.</text:span></text:p>
          <draw:enhanced-geometry draw:mirror-horizontal="false" draw:mirror-vertical="false" drawooo:sub-view-size="21600 21600" draw:text-areas="0 0 ?f2 ?f3" svg:viewBox="0 0 0 0" draw:type="ooxml-non-primitive" draw:enhanced-path="M 358 0 C 160 0 0 383 0 857 L 0 7733 C 0 8207 160 8590 358 8590 L 2705 8590 3420 21600 4138 8590 21242 8590 C 21440 8590 21600 8207 21600 7733 L 21600 857 C 21600 383 21440 0 21242 0 L 358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Shape 316" draw:style-name="gr3" draw:text-style-name="P8" draw:layer="layout" svg:width="10.824cm" svg:height="2.194cm" svg:x="15.134cm" svg:y="14.426cm">
          <text:p text:style-name="P6"><text:span text:style-name="T7">All functions have access to global variables.</text:span></text:p>
          <draw:enhanced-geometry draw:mirror-horizontal="false" draw:mirror-vertical="false" drawooo:sub-view-size="21600 21600" draw:text-areas="0 0 ?f2 ?f3" svg:viewBox="0 0 0 0" draw:type="ooxml-non-primitive" draw:enhanced-path="M 6467 0 C 6296 0 6157 686 6157 1530 L 6157 11153 0 14212 6157 17260 6157 20070 C 6157 20914 6296 21600 6467 21600 L 21290 21600 C 21461 21600 21600 20914 21600 20070 L 21600 1530 C 21600 686 21461 0 21290 0 L 6467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Shape 317" draw:style-name="gr3" draw:text-style-name="P8" draw:layer="layout" svg:width="4.151cm" svg:height="1.692cm" svg:x="16.813cm" svg:y="19.93cm">
          <text:p text:style-name="P6"><text:span text:style-name="T7">3</text:span></text:p>
          <draw:enhanced-geometry draw:mirror-horizontal="false" draw:mirror-vertical="false" drawooo:sub-view-size="21600 21600" draw:text-areas="0 0 ?f2 ?f3" svg:viewBox="0 0 0 0" draw:type="ooxml-non-primitive" draw:enhanced-path="M 13008 0 C 12664 0 12383 690 12383 1533 L 12383 11152 0 14203 12383 17255 12383 20067 C 12383 20910 12664 21600 13008 21600 L 20975 21600 C 21319 21600 21600 20910 21600 20067 L 21600 1533 C 21600 690 21319 0 20975 0 L 13008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ocal Variables" draw:style-name="dp1" draw:master-page-name="Title_20_-_20_Top" presentation:presentation-page-layout-name="AL2T1">
        <draw:frame draw:name="Shape 319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Local Variables</text:span></text:p>
          </draw:text-box>
        </draw:frame>
        <draw:custom-shape draw:name="Shape 320" draw:style-name="gr2" draw:text-style-name="P5" draw:layer="layout" svg:width="6.397cm" svg:height="7.138cm" svg:x="10.138cm" svg:y="12.532cm">
          <text:p text:style-name="P6"><text:span text:style-name="T4">function</text:span><text:span text:style-name="T5"> add() {</text:span></text:p>
          <text:p text:style-name="P7"><text:span text:style-name="T4">var</text:span><text:span text:style-name="T5"> a = </text:span><text:span text:style-name="T6">0</text:span><text:span text:style-name="T5">;</text:span></text:p>
          <text:p text:style-name="P7"><text:span text:style-name="T5">a = a + </text:span><text:span text:style-name="T6">1</text:span><text:span text:style-name="T5">;</text:span></text:p>
          <text:p text:style-name="P7"><text:span text:style-name="T4">return</text:span><text:span text:style-name="T5"> a;</text:span></text:p>
          <text:p text:style-name="P6"><text:span text:style-name="T5">}</text:span></text:p>
          <text:p text:style-name="P6"><text:span text:style-name="T5"/></text:p>
          <text:p text:style-name="P6"><text:span text:style-name="T5">add();</text:span></text:p>
          <text:p text:style-name="P6"><text:span text:style-name="T5">add();</text:span></text:p>
          <text:p text:style-name="P6"><text:span text:style-name="T5">add(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1" draw:style-name="gr3" draw:text-style-name="P5" draw:layer="layout" svg:width="11.397cm" svg:height="2.812cm" svg:x="14.762cm" svg:y="11.544cm">
          <text:p text:style-name="P6"><text:span text:style-name="T7">This is a </text:span><text:span text:style-name="T8">local variable</text:span><text:span text:style-name="T7">. It can only be used in the function where it's declared.</text:span></text:p>
          <draw:enhanced-geometry draw:mirror-horizontal="false" draw:mirror-vertical="false" drawooo:sub-view-size="21600 21600" draw:text-areas="0 0 ?f2 ?f3" svg:viewBox="0 0 0 0" draw:type="ooxml-non-primitive" draw:enhanced-path="M 4784 0 C 4628 0 4500 517 4500 1151 L 4500 16302 0 18595 4525 20906 C 4569 21312 4668 21600 4784 21600 L 21316 21600 C 21472 21600 21600 21083 21600 20449 L 21600 1151 C 21600 517 21472 0 21316 0 L 4784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Shape 322" draw:style-name="gr3" draw:text-style-name="P8" draw:layer="layout" svg:width="4.151cm" svg:height="1.692cm" svg:x="12.909cm" svg:y="17.949cm">
          <text:p text:style-name="P6"><text:span text:style-name="T7">1</text:span></text:p>
          <draw:enhanced-geometry draw:mirror-horizontal="false" draw:mirror-vertical="false" drawooo:sub-view-size="21600 21600" draw:text-areas="0 0 ?f2 ?f3" svg:viewBox="0 0 0 0" draw:type="ooxml-non-primitive" draw:enhanced-path="M 13008 0 C 12664 0 12383 690 12383 1533 L 12383 11152 0 14203 12383 17255 12383 20067 C 12383 20910 12664 21600 13008 21600 L 20975 21600 C 21319 21600 21600 20910 21600 20067 L 21600 1533 C 21600 690 21319 0 20975 0 L 13008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ocal Variables" draw:style-name="dp1" draw:master-page-name="Title_20_-_20_Top" presentation:presentation-page-layout-name="AL2T1">
        <draw:frame draw:name="Shape 324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Local Variables</text:span></text:p>
          </draw:text-box>
        </draw:frame>
        <draw:custom-shape draw:name="Shape 325" draw:style-name="gr2" draw:text-style-name="P5" draw:layer="layout" svg:width="6.783cm" svg:height="8.662cm" svg:x="7.478cm" svg:y="11.215cm">
          <text:p text:style-name="P6"><text:span text:style-name="T4">function</text:span><text:span text:style-name="T5"> test() {</text:span></text:p>
          <text:p text:style-name="P7"><text:span text:style-name="T4">var</text:span><text:span text:style-name="T5"> a = </text:span><text:span text:style-name="T6">"foo"</text:span><text:span text:style-name="T5">;</text:span></text:p>
          <text:p text:style-name="P6"><text:span text:style-name="T5"/></text:p>
          <text:p text:style-name="P7"><text:span text:style-name="T4">if</text:span><text:span text:style-name="T5"> (</text:span><text:span text:style-name="T6">true</text:span><text:span text:style-name="T5">) {</text:span></text:p>
          <text:p text:style-name="P9"><text:span text:style-name="T4">var</text:span><text:span text:style-name="T5"> b = </text:span><text:span text:style-name="T6">"bar"</text:span><text:span text:style-name="T5">;</text:span></text:p>
          <text:p text:style-name="P7"><text:span text:style-name="T5">}</text:span></text:p>
          <text:p text:style-name="P7"><text:span text:style-name="T5"/></text:p>
          <text:p text:style-name="P7"><text:span text:style-name="T4">return</text:span><text:span text:style-name="T5"> a + b;</text:span></text:p>
          <text:p text:style-name="P6"><text:span text:style-name="T5">}</text:span></text:p>
          <text:p text:style-name="P6"><text:span text:style-name="T5"/></text:p>
          <text:p text:style-name="P6"><text:span text:style-name="T5">test(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6" draw:style-name="gr3" draw:text-style-name="P5" draw:layer="layout" svg:width="14.686cm" svg:height="2.812cm" svg:x="14.194cm" svg:y="12.49cm">
          <text:p text:style-name="P6"><text:span text:style-name="T8">There is no "block" scope</text:span><text:span text:style-name="T7"> in Javascript. Variables are always </text:span><text:span text:style-name="T8">local to the entire function</text:span><text:span text:style-name="T7"> where they're declared.</text:span></text:p>
          <draw:enhanced-geometry draw:mirror-horizontal="false" draw:mirror-vertical="false" drawooo:sub-view-size="21600 21600" draw:text-areas="0 0 ?f2 ?f3" svg:viewBox="0 0 0 0" draw:type="ooxml-non-primitive" draw:enhanced-path="M 3713 0 C 3592 0 3492 517 3492 1151 L 3492 16302 0 18595 3512 20906 C 3546 21312 3623 21600 3713 21600 L 21381 21600 C 21502 21600 21600 21083 21600 20449 L 21600 1151 C 21600 517 21502 0 21381 0 L 3713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Shape 327" draw:style-name="gr3" draw:text-style-name="P8" draw:layer="layout" svg:width="5.275cm" svg:height="1.304cm" svg:x="10.306cm" svg:y="18.514cm">
          <text:p text:style-name="P6"><text:span text:style-name="T7">"foobar"</text:span></text:p>
          <draw:enhanced-geometry draw:mirror-horizontal="false" draw:mirror-vertical="false" drawooo:sub-view-size="21600 21600" draw:text-areas="0 0 ?f2 ?f3" svg:viewBox="0 0 0 0" draw:type="ooxml-non-primitive" draw:enhanced-path="M 10236 0 C 9965 0 9744 895 9744 1989 L 9744 8045 0 12022 9744 15981 9744 19630 C 9744 20724 9965 21600 10236 21600 L 21108 21600 C 21379 21600 21600 20724 21600 19630 L 21600 1989 C 21600 895 21379 0 21108 0 L 10236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Shape 328" draw:style-name="gr3" draw:text-style-name="P5" draw:layer="layout" svg:width="13.154cm" svg:height="1.304cm" svg:x="13.33cm" svg:y="16.115cm">
          <text:p text:style-name="P6"><text:span text:style-name="T7">Both </text:span><text:span text:style-name="T8">a </text:span><text:span text:style-name="T7">and </text:span><text:span text:style-name="T8">b</text:span><text:span text:style-name="T7"> have the same visibility.</text:span></text:p>
          <draw:enhanced-geometry draw:mirror-horizontal="false" draw:mirror-vertical="false" drawooo:sub-view-size="21600 21600" draw:text-areas="0 0 ?f2 ?f3" svg:viewBox="0 0 0 0" draw:type="ooxml-non-primitive" draw:enhanced-path="M 3713 0 C 3591 0 3494 984 3494 2207 L 3494 11384 0 15817 3513 20268 C 3547 21051 3622 21600 3713 21600 L 21381 21600 C 21502 21600 21600 20616 21600 19393 L 21600 2207 C 21600 984 21502 0 21381 0 L 3713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losures" draw:style-name="dp1" draw:master-page-name="Title_20_-_20_Top" presentation:presentation-page-layout-name="AL2T1">
        <draw:frame draw:name="Shape 330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Closures</text:span></text:p>
          </draw:text-box>
        </draw:frame>
        <draw:custom-shape draw:name="Shape 331" draw:style-name="gr2" draw:text-style-name="P5" draw:layer="layout" svg:width="9.843cm" svg:height="10.948cm" svg:x="10.32cm" svg:y="12.198cm">
          <text:p text:style-name="P6"><text:span text:style-name="T4">var</text:span><text:span text:style-name="T9"> a = </text:span><text:span text:style-name="T6">1</text:span><text:span text:style-name="T9">;</text:span></text:p>
          <text:p text:style-name="P6"><text:span text:style-name="T9"/></text:p>
          <text:p text:style-name="P6"><text:span text:style-name="T4">function</text:span><text:span text:style-name="T9"> foo(b) {</text:span></text:p>
          <text:p text:style-name="P6"><text:span text:style-name="T9"><text:s text:c="2"/></text:span></text:p>
          <text:p text:style-name="P6"><text:span text:style-name="T9"><text:s text:c="2"/></text:span><text:span text:style-name="T4">var</text:span><text:span text:style-name="T9"> c = </text:span><text:span text:style-name="T6">3</text:span><text:span text:style-name="T9">;</text:span></text:p>
          <text:p text:style-name="P6"><text:span text:style-name="T9"/></text:p>
          <text:p text:style-name="P6"><text:span text:style-name="T9"><text:s text:c="2"/></text:span><text:span text:style-name="T4">function</text:span><text:span text:style-name="T9"> bar(d) {</text:span></text:p>
          <text:p text:style-name="P6"><text:span text:style-name="T9"><text:s text:c="4"/></text:span><text:span text:style-name="T4">return</text:span><text:span text:style-name="T9"> a + b + c + d;</text:span></text:p>
          <text:p text:style-name="P6"><text:span text:style-name="T9"><text:s text:c="2"/></text:span><text:span text:style-name="T9">}</text:span></text:p>
          <text:p text:style-name="P6"><text:span text:style-name="T9"/></text:p>
          <text:p text:style-name="P6"><text:span text:style-name="T9"><text:s text:c="2"/></text:span><text:span text:style-name="T4">return</text:span><text:span text:style-name="T9"> bar(</text:span><text:span text:style-name="T6">4</text:span><text:span text:style-name="T9">);</text:span></text:p>
          <text:p text:style-name="P6"><text:span text:style-name="T9">}</text:span></text:p>
          <text:p text:style-name="P6"><text:span text:style-name="T9"/></text:p>
          <text:p text:style-name="P6"><text:span text:style-name="T9">foo(</text:span><text:span text:style-name="T6">2</text:span><text:span text:style-name="T9">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2" draw:style-name="gr3" draw:text-style-name="P5" draw:layer="layout" svg:width="11.609cm" svg:height="4.19cm" svg:x="8.251cm" svg:y="7.974cm">
          <text:p text:style-name="P6"><text:span text:style-name="T7">This is a </text:span><text:span text:style-name="T8">global variable</text:span><text:span text:style-name="T7">. Any function, like </text:span><text:span text:style-name="T8">foo</text:span><text:span text:style-name="T7">, can use <text:s/>and modify it.</text:span></text:p>
          <draw:enhanced-geometry draw:mirror-horizontal="false" draw:mirror-vertical="false" drawooo:sub-view-size="21600 21600" draw:text-areas="0 0 ?f2 ?f3" svg:viewBox="0 0 0 0" draw:type="ooxml-non-primitive" draw:enhanced-path="M 289 0 C 130 0 0 359 0 801 L 0 10510 C 0 10952 130 11311 289 11311 L 6211 11311 6789 21600 7365 11311 21311 11311 C 21470 11311 21600 10952 21600 10510 L 21600 801 C 21600 359 21470 0 21311 0 L 289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Shape 333" draw:style-name="gr3" draw:text-style-name="P5" draw:layer="layout" svg:width="8.939cm" svg:height="3.078cm" svg:x="1.76cm" svg:y="13.459cm">
          <text:p text:style-name="P6"><text:span text:style-name="T7">This is a </text:span><text:span text:style-name="T8">local variable</text:span><text:span text:style-name="T7">. It can only be used inside </text:span><text:span text:style-name="T8">foo</text:span><text:span text:style-name="T7">.</text:span></text:p>
          <draw:enhanced-geometry draw:mirror-horizontal="false" draw:mirror-vertical="false" drawooo:sub-view-size="21600 21600" draw:text-areas="0 0 ?f2 ?f3" svg:viewBox="0 0 0 0" draw:type="ooxml-non-primitive" draw:enhanced-path="M 376 0 C 168 0 0 489 0 1090 L 0 20510 C 0 21111 168 21600 376 21600 L 15766 21600 C 15974 21600 16139 21111 16139 20510 L 16139 18623 21600 16442 16139 14261 16139 1090 C 16139 489 15974 0 15766 0 L 376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Shape 334" draw:style-name="gr3" draw:text-style-name="P5" draw:layer="layout" svg:width="18.625cm" svg:height="3.755cm" svg:x="15.739cm" svg:y="13.121cm">
          <text:p text:style-name="P6"><text:span text:style-name="T7">When you define a function in another function, the inner function (</text:span><text:span text:style-name="T8">bar</text:span><text:span text:style-name="T7">) has access to variables in the outer function (</text:span><text:span text:style-name="T8">foo</text:span><text:span text:style-name="T7">). This is what is called a </text:span><text:span text:style-name="T8">closure</text:span><text:span text:style-name="T7">.</text:span></text:p>
          <draw:enhanced-geometry draw:mirror-horizontal="false" draw:mirror-vertical="false" drawooo:sub-view-size="21600 21600" draw:text-areas="0 0 ?f2 ?f3" svg:viewBox="0 0 0 0" draw:type="ooxml-non-primitive" draw:enhanced-path="M 3362 0 C 3228 0 3120 540 3120 1205 L 3120 13460 0 21600 4799 16915 21357 16915 C 21491 16915 21600 16381 21600 15717 L 21600 1205 C 21600 540 21491 0 21357 0 L 3362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Shape 335" draw:style-name="gr3" draw:text-style-name="P5" draw:layer="layout" svg:width="13.128cm" svg:height="4.962cm" svg:x="20.053cm" svg:y="17.368cm">
          <text:p text:style-name="P6"><text:span text:style-name="T7">The </text:span><text:span text:style-name="T8">bar</text:span><text:span text:style-name="T7"> function has access to:</text:span></text:p>
          <text:list text:style-name="L12">
            <text:list-item>
              <text:p text:style-name="P6"><text:span text:style-name="T8">a</text:span><text:span text:style-name="T7">, a global variable;</text:span></text:p>
            </text:list-item>
            <text:list-item>
              <text:p text:style-name="P6"><text:span text:style-name="T8">b</text:span><text:span text:style-name="T7">, the argument given to foo;</text:span></text:p>
            </text:list-item>
            <text:list-item>
              <text:p text:style-name="P6"><text:span text:style-name="T8">c</text:span><text:span text:style-name="T7">, the local variable declared in foo;</text:span></text:p>
            </text:list-item>
            <text:list-item>
              <text:p text:style-name="P6"><text:span text:style-name="T8">d</text:span><text:span text:style-name="T7">, the argument given to bar.</text:span></text:p>
            </text:list-item>
          </text:list>
          <draw:enhanced-geometry draw:mirror-horizontal="false" draw:mirror-vertical="false" drawooo:sub-view-size="21600 21600" draw:text-areas="0 0 ?f2 ?f3" svg:viewBox="0 0 0 0" draw:type="ooxml-non-primitive" draw:enhanced-path="M 4139 0 C 3941 0 3782 423 3782 945 L 3782 1943 0 3833 3782 5729 3782 20655 C 3782 21177 3941 21600 4139 21600 L 21243 21600 C 21440 21600 21600 21177 21600 20655 L 21600 945 C 21600 423 21440 0 21243 0 L 4139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Shape 336" draw:style-name="gr3" draw:text-style-name="P8" draw:layer="layout" svg:width="7.546cm" svg:height="1.692cm" svg:x="13.255cm" svg:y="21.518cm">
          <text:p text:style-name="P6"><text:span text:style-name="T7">10 (1 + 2 + 3 + 4)</text:span></text:p>
          <draw:enhanced-geometry draw:mirror-horizontal="false" draw:mirror-vertical="false" drawooo:sub-view-size="21600 21600" draw:text-areas="0 0 ?f2 ?f3" svg:viewBox="0 0 0 0" draw:type="ooxml-non-primitive" draw:enhanced-path="M 4931 0 C 4742 0 4588 690 4588 1533 L 4588 10603 0 13655 4588 16706 4588 20067 C 4588 20910 4742 21600 4931 21600 L 21259 21600 C 21448 21600 21600 20910 21600 20067 L 21600 1533 C 21600 690 21448 0 21259 0 L 4931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losures in Factories" draw:style-name="dp1" draw:master-page-name="Title_20_-_20_Top" presentation:presentation-page-layout-name="AL2T1">
        <draw:frame draw:name="Shape 338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Closures in Factories</text:span></text:p>
          </draw:text-box>
        </draw:frame>
        <draw:custom-shape draw:name="Shape 339" draw:style-name="gr2" draw:text-style-name="P5" draw:layer="layout" svg:width="17.107cm" svg:height="9.424cm" svg:x="13.565cm" svg:y="11.405cm">
          <text:p text:style-name="P6"><text:span text:style-name="T4">function</text:span><text:span text:style-name="T9"> makeHelloFunction(name) {</text:span></text:p>
          <text:p text:style-name="P6"><text:span text:style-name="T9"/></text:p>
          <text:p text:style-name="P6"><text:span text:style-name="T9"><text:s text:c="2"/></text:span><text:span text:style-name="T4">return function</text:span><text:span text:style-name="T9">() {</text:span></text:p>
          <text:p text:style-name="P6"><text:span text:style-name="T9"><text:s text:c="4"/></text:span><text:span text:style-name="T4">return</text:span><text:span text:style-name="T9"> </text:span><text:span text:style-name="T6">"Hello "</text:span><text:span text:style-name="T9"> + name + </text:span><text:span text:style-name="T6">"!"</text:span><text:span text:style-name="T9">;</text:span></text:p>
          <text:p text:style-name="P6"><text:span text:style-name="T9"><text:s text:c="2"/></text:span><text:span text:style-name="T9">};</text:span></text:p>
          <text:p text:style-name="P6"><text:span text:style-name="T9">}</text:span></text:p>
          <text:p text:style-name="P6"><text:span text:style-name="T9"/></text:p>
          <text:p text:style-name="P6"><text:span text:style-name="T4">var</text:span><text:span text:style-name="T9"> helloWorld = makeHelloFunction(</text:span><text:span text:style-name="T6">"World"</text:span><text:span text:style-name="T9">);</text:span></text:p>
          <text:p text:style-name="P6"><text:span text:style-name="T4">var</text:span><text:span text:style-name="T9"> helloBob = makeHelloFunction(</text:span><text:span text:style-name="T6">"Bob"</text:span><text:span text:style-name="T9">);</text:span></text:p>
          <text:p text:style-name="P6"><text:span text:style-name="T9"/></text:p>
          <text:p text:style-name="P6"><text:span text:style-name="T9">helloWorld();</text:span></text:p>
          <text:p text:style-name="P6"><text:span text:style-name="T9">helloBob(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0" draw:style-name="gr3" draw:text-style-name="P5" draw:layer="layout" svg:width="11.562cm" svg:height="4.249cm" svg:x="14.578cm" svg:y="7.242cm">
          <text:p text:style-name="P6"><text:span text:style-name="T7">Closures are often used to make </text:span><text:span text:style-name="T8">factories</text:span><text:span text:style-name="T7">. This function returns a hello function bound to a specific name.</text:span></text:p>
          <draw:enhanced-geometry draw:mirror-horizontal="false" draw:mirror-vertical="false" drawooo:sub-view-size="21600 21600" draw:text-areas="0 0 ?f2 ?f3" svg:viewBox="0 0 0 0" draw:type="ooxml-non-primitive" draw:enhanced-path="M 290 0 C 130 0 0 354 0 790 L 0 13733 C 0 14169 130 14518 290 14518 L 8668 14518 9248 21600 9829 14518 21310 14518 C 21470 14518 21600 14169 21600 13733 L 21600 790 C 21600 354 21470 0 21310 0 L 290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Shape 341" draw:style-name="gr3" draw:text-style-name="P8" draw:layer="layout" svg:width="12.628cm" svg:height="3.944cm" svg:x="1.501cm" svg:y="10.387cm">
          <text:p text:style-name="P6"><text:span text:style-name="T7">In the factory function, we create a new function. Since it's an inner function, it has access to the name given as argument.</text:span></text:p>
          <draw:enhanced-geometry draw:mirror-horizontal="false" draw:mirror-vertical="false" drawooo:sub-view-size="21600 21600" draw:text-areas="0 0 ?f2 ?f3" svg:viewBox="0 0 0 0" draw:type="ooxml-non-primitive" draw:enhanced-path="M 266 0 C 119 0 0 382 0 851 L 0 20755 C 0 21224 119 21600 266 21600 L 17480 21600 C 17627 21600 17746 21224 17746 20755 L 17746 18859 21600 17157 17746 15454 17746 851 C 17746 382 17627 0 17480 0 L 266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Shape 342" draw:style-name="gr3" draw:text-style-name="P8" draw:layer="layout" svg:width="7.229cm" svg:height="1.17cm" svg:x="18.879cm" svg:y="18.879cm">
          <text:p text:style-name="P6"><text:span text:style-name="T7">"Hello World!"</text:span></text:p>
          <draw:enhanced-geometry draw:mirror-horizontal="false" draw:mirror-vertical="false" drawooo:sub-view-size="21600 21600" draw:text-areas="0 0 ?f2 ?f3" svg:viewBox="0 0 0 0" draw:type="ooxml-non-primitive" draw:enhanced-path="M 7470 0 C 7273 0 7111 997 7111 2217 L 7111 6488 0 10922 7111 15336 7111 19403 C 7111 20623 7273 21600 7470 21600 L 21241 21600 C 21438 21600 21600 20623 21600 19403 L 21600 2217 C 21600 997 21438 0 21241 0 L 7470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Shape 343" draw:style-name="gr3" draw:text-style-name="P8" draw:layer="layout" svg:width="7.272cm" svg:height="1.615cm" svg:x="17.94cm" svg:y="20.316cm">
          <text:p text:style-name="P6"><text:span text:style-name="T7">"Hello Bob!"</text:span></text:p>
          <draw:enhanced-geometry draw:mirror-horizontal="false" draw:mirror-vertical="false" drawooo:sub-view-size="21600 21600" draw:text-areas="0 0 ?f2 ?f3" svg:viewBox="0 0 0 0" draw:type="ooxml-non-primitive" draw:enhanced-path="M 0 0 L 7197 10535 7197 20009 C 7197 20892 7357 21600 7554 21600 L 21243 21600 C 21439 21600 21600 20892 21600 20009 L 21600 7559 C 21600 6675 21439 5953 21243 5953 L 10736 5953 0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ivate Variables with Closures" draw:style-name="dp1" draw:master-page-name="Title_20_-_20_Top" presentation:presentation-page-layout-name="AL2T1">
        <draw:frame draw:name="Shape 345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Private Variables with Closures</text:span></text:p>
          </draw:text-box>
        </draw:frame>
        <draw:custom-shape draw:name="Shape 346" draw:style-name="gr2" draw:text-style-name="P5" draw:layer="layout" svg:width="7.164cm" svg:height="8.662cm" svg:x="16.168cm" svg:y="13.085cm">
          <text:p text:style-name="P6"><text:span text:style-name="T4">var</text:span><text:span text:style-name="T9"> n = </text:span><text:span text:style-name="T6">0</text:span><text:span text:style-name="T9">;</text:span></text:p>
          <text:p text:style-name="P6"><text:span text:style-name="T9"/></text:p>
          <text:p text:style-name="P6"><text:span text:style-name="T4">function</text:span><text:span text:style-name="T9"> count() {</text:span></text:p>
          <text:p text:style-name="P6"><text:span text:style-name="T9"><text:s text:c="2"/></text:span><text:span text:style-name="T9">n = n + </text:span><text:span text:style-name="T6">1</text:span><text:span text:style-name="T9">;</text:span></text:p>
          <text:p text:style-name="P6"><text:span text:style-name="T9"><text:s text:c="2"/></text:span><text:span text:style-name="T4">return</text:span><text:span text:style-name="T9"> n;</text:span></text:p>
          <text:p text:style-name="P6"><text:span text:style-name="T9">}</text:span></text:p>
          <text:p text:style-name="P6"><text:span text:style-name="T9"/></text:p>
          <text:p text:style-name="P6"><text:span text:style-name="T9">count();</text:span></text:p>
          <text:p text:style-name="P6"><text:span text:style-name="T9"/></text:p>
          <text:p text:style-name="P6"><text:span text:style-name="T9">n = -37;</text:span></text:p>
          <text:p text:style-name="P6"><text:span text:style-name="T9">count(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7" draw:style-name="gr3" draw:text-style-name="P5" draw:layer="layout" svg:width="13.328cm" svg:height="5.122cm" svg:x="15.276cm" svg:y="9.41cm">
          <text:p text:style-name="P6"><text:span text:style-name="T7">Closures can be used to make variables </text:span><text:span text:style-name="T8">"private"</text:span><text:span text:style-name="T7">. Consider this badly implemented counter function which uses a </text:span><text:span text:style-name="T8">global variable</text:span><text:span text:style-name="T7">.</text:span></text:p>
          <draw:enhanced-geometry draw:mirror-horizontal="false" draw:mirror-vertical="false" drawooo:sub-view-size="21600 21600" draw:text-areas="0 0 ?f2 ?f3" svg:viewBox="0 0 0 0" draw:type="ooxml-non-primitive" draw:enhanced-path="M 275 0 C 123 0 0 321 0 716 L 0 12452 C 0 12848 123 13168 275 13168 L 8155 13168 8707 21600 9257 13168 21325 13168 C 21477 13168 21600 12848 21600 12452 L 21600 716 C 21600 321 21477 0 21325 0 L 275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Shape 348" draw:style-name="gr3" draw:text-style-name="P5" draw:layer="layout" svg:width="8.29cm" svg:height="3.81cm" svg:x="7.519cm" svg:y="16.338cm">
          <text:p text:style-name="P6"><text:span text:style-name="T7">Anyone can modify </text:span><text:span text:style-name="T8">n</text:span><text:span text:style-name="T7">, which is global, and mess up the counter.</text:span></text:p>
          <draw:enhanced-geometry draw:mirror-horizontal="false" draw:mirror-vertical="false" drawooo:sub-view-size="21600 21600" draw:text-areas="0 0 ?f2 ?f3" svg:viewBox="0 0 0 0" draw:type="ooxml-non-primitive" draw:enhanced-path="M 333 0 C 150 0 0 326 0 725 L 0 17195 C 0 17594 150 17920 333 17920 L 15784 17920 21600 21600 17502 15833 17502 725 C 17502 326 17352 0 17169 0 L 333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Shape 349" draw:style-name="gr3" draw:text-style-name="P8" draw:layer="layout" svg:width="4.151cm" svg:height="1.692cm" svg:x="19.638cm" svg:y="17.82cm">
          <text:p text:style-name="P6"><text:span text:style-name="T7">1</text:span></text:p>
          <draw:enhanced-geometry draw:mirror-horizontal="false" draw:mirror-vertical="false" drawooo:sub-view-size="21600 21600" draw:text-areas="0 0 ?f2 ?f3" svg:viewBox="0 0 0 0" draw:type="ooxml-non-primitive" draw:enhanced-path="M 13008 0 C 12664 0 12383 690 12383 1533 L 12383 11152 0 14203 12383 17255 12383 20067 C 12383 20910 12664 21600 13008 21600 L 20975 21600 C 21319 21600 21600 20910 21600 20067 L 21600 1533 C 21600 690 21319 0 20975 0 L 13008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Shape 350" draw:style-name="gr3" draw:text-style-name="P8" draw:layer="layout" svg:width="4.151cm" svg:height="1.692cm" svg:x="19.567cm" svg:y="20.082cm">
          <text:p text:style-name="P6"><text:span text:style-name="T7">-36</text:span></text:p>
          <draw:enhanced-geometry draw:mirror-horizontal="false" draw:mirror-vertical="false" drawooo:sub-view-size="21600 21600" draw:text-areas="0 0 ?f2 ?f3" svg:viewBox="0 0 0 0" draw:type="ooxml-non-primitive" draw:enhanced-path="M 13008 0 C 12664 0 12383 690 12383 1533 L 12383 11152 0 14203 12383 17255 12383 20067 C 12383 20910 12664 21600 13008 21600 L 20975 21600 C 21319 21600 21600 20910 21600 20067 L 21600 1533 C 21600 690 21319 0 20975 0 L 13008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ivate Variables with Closures" draw:style-name="dp1" draw:master-page-name="Title_20_-_20_Top" presentation:presentation-page-layout-name="AL2T1">
        <draw:frame draw:name="Shape 352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Private Variables with Closures</text:span></text:p>
          </draw:text-box>
        </draw:frame>
        <draw:custom-shape draw:name="Shape 353" draw:style-name="gr2" draw:text-style-name="P5" draw:layer="layout" svg:width="14.047cm" svg:height="11.71cm" svg:x="11.936cm" svg:y="10.496cm">
          <text:p text:style-name="P6"><text:span text:style-name="T4">function</text:span><text:span text:style-name="T9"> makeBetterCount() {</text:span></text:p>
          <text:p text:style-name="P6"><text:span text:style-name="T9"/></text:p>
          <text:p text:style-name="P6"><text:span text:style-name="T9"><text:s text:c="2"/></text:span><text:span text:style-name="T4">var</text:span><text:span text:style-name="T9"> value = </text:span><text:span text:style-name="T6">0</text:span><text:span text:style-name="T9">;</text:span></text:p>
          <text:p text:style-name="P6"><text:span text:style-name="T9"/></text:p>
          <text:p text:style-name="P6"><text:span text:style-name="T9"><text:s text:c="2"/></text:span><text:span text:style-name="T4">return function</text:span><text:span text:style-name="T9">() {</text:span></text:p>
          <text:p text:style-name="P6"><text:span text:style-name="T9"><text:s text:c="4"/></text:span><text:span text:style-name="T9">value = value + </text:span><text:span text:style-name="T6">1</text:span><text:span text:style-name="T9">;</text:span></text:p>
          <text:p text:style-name="P6"><text:span text:style-name="T9"><text:s text:c="4"/></text:span><text:span text:style-name="T4">return</text:span><text:span text:style-name="T9"> value;</text:span></text:p>
          <text:p text:style-name="P6"><text:span text:style-name="T9"><text:s text:c="2"/></text:span><text:span text:style-name="T9">};</text:span></text:p>
          <text:p text:style-name="P6"><text:span text:style-name="T9">}</text:span></text:p>
          <text:p text:style-name="P6"><text:span text:style-name="T9"/></text:p>
          <text:p text:style-name="P6"><text:span text:style-name="T4">var</text:span><text:span text:style-name="T9"> betterCount = makeBetterCount();</text:span></text:p>
          <text:p text:style-name="P6"><text:span text:style-name="T9"/></text:p>
          <text:p text:style-name="P6"><text:span text:style-name="T9">betterCount();</text:span></text:p>
          <text:p text:style-name="P6"><text:span text:style-name="T9">betterCount();</text:span></text:p>
          <text:p text:style-name="P6"><text:span text:style-name="T9">betterCount(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4" draw:style-name="gr3" draw:text-style-name="P5" draw:layer="layout" svg:width="11.109cm" svg:height="2.783cm" svg:x="12.213cm" svg:y="7.641cm">
          <text:p text:style-name="P6"><text:span text:style-name="T7">If we use a </text:span><text:span text:style-name="T8">factory</text:span><text:span text:style-name="T7"> with a </text:span><text:span text:style-name="T8">closure</text:span><text:span text:style-name="T7"> to create the counter function.</text:span></text:p>
          <draw:enhanced-geometry draw:mirror-horizontal="false" draw:mirror-vertical="false" drawooo:sub-view-size="21600 21600" draw:text-areas="0 0 ?f2 ?f3" svg:viewBox="0 0 0 0" draw:type="ooxml-non-primitive" draw:enhanced-path="M 274 0 C 122 0 0 489 0 1095 L 0 15766 C 0 16372 122 16861 274 16861 L 10695 16861 11246 21600 11797 16861 21326 16861 C 21478 16861 21600 16372 21600 15766 L 21600 1095 C 21600 489 21478 0 21326 0 L 274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Shape 355" draw:style-name="gr3" draw:text-style-name="P8" draw:layer="layout" svg:width="3.798cm" svg:height="1.215cm" svg:x="17.44cm" svg:y="19.076cm">
          <text:p text:style-name="P6"><text:span text:style-name="T7">1</text:span></text:p>
          <draw:enhanced-geometry draw:mirror-horizontal="false" draw:mirror-vertical="false" drawooo:sub-view-size="21600 21600" draw:text-areas="0 0 ?f2 ?f3" svg:viewBox="0 0 0 0" draw:type="ooxml-non-primitive" draw:enhanced-path="M 13100 0 C 12760 0 12486 857 12486 1919 L 12486 15764 0 18467 12812 21228 C 12903 21394 12987 21600 13100 21600 L 20986 21600 C 21326 21600 21600 20724 21600 19661 L 21600 1919 C 21600 857 21326 0 20986 0 L 13100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Shape 356" draw:style-name="gr3" draw:text-style-name="P5" draw:layer="layout" svg:width="14.94cm" svg:height="2.4cm" svg:x="18.343cm" svg:y="10.747cm">
          <text:p text:style-name="P6"><text:span text:style-name="T7">We can use a </text:span><text:span text:style-name="T8">local variable</text:span><text:span text:style-name="T7"> instead of a </text:span><text:span text:style-name="T8">global</text:span><text:span text:style-name="T7"> one.</text:span></text:p>
          <draw:enhanced-geometry draw:mirror-horizontal="false" draw:mirror-vertical="false" drawooo:sub-view-size="21600 21600" draw:text-areas="0 0 ?f2 ?f3" svg:viewBox="0 0 0 0" draw:type="ooxml-non-primitive" draw:enhanced-path="M 8091 0 C 7987 0 7903 522 7903 1170 L 7903 15342 0 17683 7903 20023 7903 20430 C 7903 21078 7987 21600 8091 21600 L 21410 21600 C 21514 21600 21600 21078 21600 20430 L 21600 1170 C 21600 522 21514 0 21410 0 L 8091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Shape 357" draw:style-name="gr3" draw:text-style-name="P5" draw:layer="layout" svg:width="11.457cm" svg:height="2.301cm" svg:x="0.954cm" svg:y="13.218cm">
          <text:p text:style-name="P6"><text:span text:style-name="T7">We create an inner function which has access to the </text:span><text:span text:style-name="T8">local variable</text:span><text:span text:style-name="T7">.</text:span></text:p>
          <draw:enhanced-geometry draw:mirror-horizontal="false" draw:mirror-vertical="false" drawooo:sub-view-size="21600 21600" draw:text-areas="0 0 ?f2 ?f3" svg:viewBox="0 0 0 0" draw:type="ooxml-non-primitive" draw:enhanced-path="M 245 0 C 109 0 0 545 0 1221 L 0 20379 C 0 21055 109 21600 245 21600 L 19015 21600 C 19150 21600 19260 21055 19260 20379 L 19260 12507 21600 10066 19260 7614 19260 1221 C 19260 545 19150 0 19015 0 L 245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Shape 358" draw:style-name="gr3" draw:text-style-name="P5" draw:layer="layout" svg:width="13.245cm" svg:height="4.334cm" svg:x="21.925cm" svg:y="13.819cm">
          <text:p text:style-name="P6"><text:span text:style-name="T7">Now we can get a counter function by calling our factory. The counter variable is </text:span><text:span text:style-name="T8">private</text:span><text:span text:style-name="T7"> and cannot be modified from anywhere else.</text:span></text:p>
          <draw:enhanced-geometry draw:mirror-horizontal="false" draw:mirror-vertical="false" drawooo:sub-view-size="21600 21600" draw:text-areas="0 0 ?f2 ?f3" svg:viewBox="0 0 0 0" draw:type="ooxml-non-primitive" draw:enhanced-path="M 275 0 C 123 0 0 375 0 840 L 0 17288 C 0 17753 123 18134 275 18134 L 1469 18134 2019 21600 2571 18134 21325 18134 C 21477 18134 21600 17753 21600 17288 L 21600 840 C 21600 375 21477 0 21325 0 L 275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Shape 359" draw:style-name="gr3" draw:text-style-name="P8" draw:layer="layout" svg:width="5.769cm" svg:height="1.215cm" svg:x="17.48cm" svg:y="20.364cm">
          <text:p text:style-name="P6"><text:span text:style-name="T7">2</text:span></text:p>
          <draw:enhanced-geometry draw:mirror-horizontal="false" draw:mirror-vertical="false" drawooo:sub-view-size="21600 21600" draw:text-areas="0 0 ?f2 ?f3" svg:viewBox="0 0 0 0" draw:type="ooxml-non-primitive" draw:enhanced-path="M 16004 0 C 15780 0 15600 857 15600 1919 L 15600 5385 0 9224 15600 13062 15600 19661 C 15600 20724 15780 21600 16004 21600 L 21196 21600 C 21419 21600 21600 20724 21600 19661 L 21600 1919 C 21600 857 21419 0 21196 0 L 16004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Shape 360" draw:style-name="gr3" draw:text-style-name="P8" draw:layer="layout" svg:width="4.641cm" svg:height="1.818cm" svg:x="17.537cm" svg:y="21.725cm">
          <text:p text:style-name="P6"><text:span text:style-name="T7">3</text:span></text:p>
          <draw:enhanced-geometry draw:mirror-horizontal="false" draw:mirror-vertical="false" drawooo:sub-view-size="21600 21600" draw:text-areas="0 0 ?f2 ?f3" svg:viewBox="0 0 0 0" draw:type="ooxml-non-primitive" draw:enhanced-path="M 0 0 L 14142 10839 14142 20304 C 14142 21014 14366 21600 14645 21600 L 21097 21600 C 21376 21600 21600 21014 21600 20304 L 21600 8444 C 21600 7733 21376 7161 21097 7161 L 18204 7161 0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ivate Functions with Closures" draw:style-name="dp1" draw:master-page-name="Title_20_-_20_Top" presentation:presentation-page-layout-name="AL2T1">
        <draw:frame draw:name="Shape 362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Private Functions with Closures</text:span></text:p>
          </draw:text-box>
        </draw:frame>
        <draw:custom-shape draw:name="Shape 363" draw:style-name="gr2" draw:text-style-name="P5" draw:layer="layout" svg:width="17.103cm" svg:height="18.568cm" svg:x="9.701cm" svg:y="6.309cm">
          <text:p text:style-name="P6"><text:span text:style-name="T9">angular.service(</text:span><text:span text:style-name="T6">"StuffService"</text:span><text:span text:style-name="T9">, </text:span><text:span text:style-name="T4">function</text:span><text:span text:style-name="T9">() {</text:span></text:p>
          <text:p text:style-name="P6"><text:span text:style-name="T9"/></text:p>
          <text:p text:style-name="P7"><text:span text:style-name="T4">var</text:span><text:span text:style-name="T9"> defaultNumber = </text:span><text:span text:style-name="T6">10</text:span><text:span text:style-name="T9">;</text:span></text:p>
          <text:p text:style-name="P6"><text:span text:style-name="T9"/></text:p>
          <text:p text:style-name="P7"><text:span text:style-name="T4">function</text:span><text:span text:style-name="T9"> getStuff() {</text:span></text:p>
          <text:p text:style-name="P9"><text:span text:style-name="T9">return [ ... ];</text:span></text:p>
          <text:p text:style-name="P7"><text:span text:style-name="T9">}</text:span></text:p>
          <text:p text:style-name="P6"><text:span text:style-name="T9"/></text:p>
          <text:p text:style-name="P7"><text:span text:style-name="T4">var</text:span><text:span text:style-name="T9"> service = {</text:span></text:p>
          <text:p text:style-name="P9"><text:span text:style-name="T9">getAllTheStuff: </text:span><text:span text:style-name="T4">function</text:span><text:span text:style-name="T9">() {</text:span></text:p>
          <text:p text:style-name="P10"><text:span text:style-name="T4">return</text:span><text:span text:style-name="T9"> getStuff();</text:span></text:p>
          <text:p text:style-name="P9"><text:span text:style-name="T9">},</text:span></text:p>
          <text:p text:style-name="P9"><text:span text:style-name="T9"/></text:p>
          <text:p text:style-name="P9"><text:span text:style-name="T9">getSomeOfTheStuff: </text:span><text:span text:style-name="T4">function</text:span><text:span text:style-name="T9">(n) {</text:span></text:p>
          <text:p text:style-name="P10"><text:span text:style-name="T9">if (n === </text:span><text:span text:style-name="T6">undefined</text:span><text:span text:style-name="T9">) {</text:span></text:p>
          <text:p text:style-name="P11"><text:span text:style-name="T9">n = defaultNumber;</text:span></text:p>
          <text:p text:style-name="P10"><text:span text:style-name="T9">}</text:span></text:p>
          <text:p text:style-name="P10"><text:span text:style-name="T9"/></text:p>
          <text:p text:style-name="P10"><text:span text:style-name="T4">return</text:span><text:span text:style-name="T9"> getStuff().slice(</text:span><text:span text:style-name="T6">0</text:span><text:span text:style-name="T9">, n);</text:span></text:p>
          <text:p text:style-name="P9"><text:span text:style-name="T9">}</text:span></text:p>
          <text:p text:style-name="P7"><text:span text:style-name="T9">};</text:span></text:p>
          <text:p text:style-name="P7"><text:span text:style-name="T9"/></text:p>
          <text:p text:style-name="P7"><text:span text:style-name="T4">return</text:span><text:span text:style-name="T9"> service;</text:span></text:p>
          <text:p text:style-name="P6"><text:span text:style-name="T9">}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4" draw:style-name="gr3" draw:text-style-name="P5" draw:layer="layout" svg:width="9.084cm" svg:height="2.261cm" svg:x="0.943cm" svg:y="7.234cm">
          <text:p text:style-name="P6"><text:span text:style-name="T7">This </text:span><text:span text:style-name="T8">private</text:span><text:span text:style-name="T7"> variable can only be used in the service.</text:span></text:p>
          <draw:enhanced-geometry draw:mirror-horizontal="false" draw:mirror-vertical="false" drawooo:sub-view-size="21600 21600" draw:text-areas="0 0 ?f2 ?f3" svg:viewBox="0 0 0 0" draw:type="ooxml-non-primitive" draw:enhanced-path="M 291 0 C 130 0 0 520 0 1168 L 0 20421 C 0 21069 130 21600 291 21600 L 19351 21600 C 19513 21600 19642 21069 19642 20421 L 19642 15137 21600 12789 19642 10442 19642 1168 C 19642 520 19513 0 19351 0 L 291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Shape 365" draw:style-name="gr3" draw:text-style-name="P5" draw:layer="layout" svg:width="11.405cm" svg:height="2.261cm" svg:x="18.683cm" svg:y="8.67cm">
          <text:p text:style-name="P6"><text:span text:style-name="T7">This </text:span><text:span text:style-name="T8">private</text:span><text:span text:style-name="T7"> function can only be used in the service.</text:span></text:p>
          <draw:enhanced-geometry draw:mirror-horizontal="false" draw:mirror-vertical="false" drawooo:sub-view-size="21600 21600" draw:text-areas="0 0 ?f2 ?f3" svg:viewBox="0 0 0 0" draw:type="ooxml-non-primitive" draw:enhanced-path="M 6186 0 C 6058 0 5954 520 5954 1168 L 5954 11011 0 13358 5954 15705 5954 20421 C 5954 21069 6058 21600 6186 21600 L 21368 21600 C 21497 21600 21600 21069 21600 20421 L 21600 1168 C 21600 520 21497 0 21368 0 L 6186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Shape 366" draw:style-name="gr3" draw:text-style-name="P8" draw:layer="layout" svg:width="9.172cm" svg:height="2.261cm" svg:x="25.393cm" svg:y="16.009cm">
          <text:p text:style-name="P6"><text:span text:style-name="T7">You can reuse the private function throughout the servic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hape 367" draw:style-name="gr4" draw:text-style-name="P5" draw:layer="layout" svg:x1="25.321cm" svg:y1="16.341cm" svg:x2="17.074cm" svg:y2="14.924cm">
          <text:p/>
        </draw:line>
        <draw:line draw:name="Shape 368" draw:style-name="gr4" draw:text-style-name="P5" draw:layer="layout" svg:x1="25.436cm" svg:y1="17.831cm" svg:x2="16.955cm" svg:y2="20.056cm">
          <text:p/>
        </draw:lin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Infamous Loop Closure &quot;Bug&quot;" draw:style-name="dp1" draw:master-page-name="Title_20_-_20_Top" presentation:presentation-page-layout-name="AL2T1">
        <draw:frame draw:name="Shape 370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The Infamous Loop Closure "Bug"</text:span></text:p>
          </draw:text-box>
        </draw:frame>
        <draw:custom-shape draw:name="Shape 371" draw:style-name="gr2" draw:text-style-name="P5" draw:layer="layout" svg:width="17.108cm" svg:height="12.472cm" svg:x="12.004cm" svg:y="9.643cm">
          <text:p text:style-name="P6"><text:span text:style-name="T4">var</text:span><text:span text:style-name="T9"> issues = ...;</text:span></text:p>
          <text:p text:style-name="P6"><text:span text:style-name="T9"/></text:p>
          <text:p text:style-name="P6"><text:span text:style-name="T4">for</text:span><text:span text:style-name="T9"> (</text:span><text:span text:style-name="T4">var</text:span><text:span text:style-name="T9"> i = 0; i &lt; issues.length; i++) {</text:span></text:p>
          <text:p text:style-name="P7"><text:span text:style-name="T4">var</text:span><text:span text:style-name="T9"> issue = issues[i];</text:span></text:p>
          <text:p text:style-name="P6"><text:span text:style-name="T9"/></text:p>
          <text:p text:style-name="P7"><text:span text:style-name="T9">$scope.mapMarkers.push({</text:span></text:p>
          <text:p text:style-name="P9"><text:span text:style-name="T9">lat: issue.lat,</text:span></text:p>
          <text:p text:style-name="P9"><text:span text:style-name="T9">lng: issue.lng,</text:span></text:p>
          <text:p text:style-name="P7"><text:span text:style-name="T9"><text:s text:c="2"/></text:span><text:span text:style-name="T9">message: </text:span><text:span text:style-name="T6">"&lt;p&gt;{{ issue.description }}&lt;/p&gt;"</text:span><text:span text:style-name="T9">,</text:span></text:p>
          <text:p text:style-name="P7"><text:span text:style-name="T9"><text:s text:c="2"/></text:span><text:span text:style-name="T9">getMessageScope: </text:span><text:span text:style-name="T4">function</text:span><text:span text:style-name="T9">() {</text:span></text:p>
          <text:p text:style-name="P9"><text:span text:style-name="T9"><text:s text:c="2"/></text:span><text:span text:style-name="T4">var</text:span><text:span text:style-name="T9"> scope = $scope.$new();</text:span></text:p>
          <text:p text:style-name="P9"><text:span text:style-name="T9"><text:s text:c="2"/></text:span><text:span text:style-name="T9">scope.issue = issue;</text:span></text:p>
          <text:p text:style-name="P9"><text:span text:style-name="T9"><text:s text:c="2"/></text:span><text:span text:style-name="T4">return</text:span><text:span text:style-name="T9"> scope;</text:span></text:p>
          <text:p text:style-name="P9"><text:span text:style-name="T9">}</text:span></text:p>
          <text:p text:style-name="P7"><text:span text:style-name="T9">});</text:span></text:p>
          <text:p text:style-name="P6"><text:span text:style-name="T9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2" draw:style-name="gr3" draw:text-style-name="P8" draw:layer="layout" svg:width="9.498cm" svg:height="2.344cm" svg:x="20.027cm" svg:y="9.086cm">
          <text:p text:style-name="P6"><text:span text:style-name="T7">We iterate over a list of issues.</text:span></text:p>
          <draw:enhanced-geometry draw:mirror-horizontal="false" draw:mirror-vertical="false" drawooo:sub-view-size="21600 21600" draw:text-areas="0 0 ?f2 ?f3" svg:viewBox="0 0 0 0" draw:type="ooxml-non-primitive" draw:enhanced-path="M 296 0 C 132 0 0 535 0 1198 L 0 11221 C 0 11885 132 12430 296 12430 L 950 12430 1544 21600 2136 12430 21302 12430 C 21465 12430 21600 11885 21600 11221 L 21600 1198 C 21600 535 21465 0 21302 0 L 296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Shape 373" draw:style-name="gr3" draw:text-style-name="P8" draw:layer="layout" svg:width="11.222cm" svg:height="1.348cm" svg:x="21.737cm" svg:y="13.602cm">
          <text:p text:style-name="P6"><text:span text:style-name="T7">We create a marker for each issue.</text:span></text:p>
          <draw:enhanced-geometry draw:mirror-horizontal="false" draw:mirror-vertical="false" drawooo:sub-view-size="21600 21600" draw:text-areas="0 0 ?f2 ?f3" svg:viewBox="0 0 0 0" draw:type="ooxml-non-primitive" draw:enhanced-path="M 1916 0 C 1777 0 1666 929 1666 2082 L 1666 4747 0 8929 1666 13112 1666 19500 C 1666 20653 1777 21600 1916 21600 L 21350 21600 C 21488 21600 21600 20653 21600 19500 L 21600 2082 C 21600 929 21488 0 21350 0 L 1916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Shape 374" draw:style-name="gr3" draw:text-style-name="P8" draw:layer="layout" svg:width="9.609cm" svg:height="3.809cm" svg:x="3.165cm" svg:y="15.706cm">
          <text:p text:style-name="P6"><text:span text:style-name="T7">Every time you click on a marker, this function will be used to to create the scope for the message template.</text:span></text:p>
          <draw:enhanced-geometry draw:mirror-horizontal="false" draw:mirror-vertical="false" drawooo:sub-view-size="21600 21600" draw:text-areas="0 0 ?f2 ?f3" svg:viewBox="0 0 0 0" draw:type="ooxml-non-primitive" draw:enhanced-path="M 292 0 C 130 0 0 329 0 738 L 0 20862 C 0 21271 130 21600 292 21600 L 18916 21600 C 19078 21600 19209 21271 19209 20862 L 19209 8937 21600 7462 19209 5981 19209 738 C 19209 329 19078 0 18916 0 L 292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Shape 375" draw:style-name="gr2" draw:text-style-name="P12" draw:layer="layout" svg:width="33.551cm" svg:height="1.296cm" svg:x="1.286cm" svg:y="6.916cm">
          <text:p text:style-name="P6"><text:span text:style-name="T10">Here is some code which adds markers to a map in an AngularJS application with Mapbox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6" draw:style-name="gr2" draw:text-style-name="P5" draw:layer="layout" svg:width="9.509cm" svg:height="2.058cm" svg:x="13.307cm" svg:y="23.374cm">
          <text:p text:style-name="P6"><text:span text:style-name="T11">Find the bug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Infamous Loop Closure &quot;Bug&quot;" draw:style-name="dp1" draw:master-page-name="Title_20_-_20_Top" presentation:presentation-page-layout-name="AL2T1">
        <draw:frame draw:name="Shape 378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The Infamous Loop Closure "Bug"</text:span></text:p>
          </draw:text-box>
        </draw:frame>
        <draw:custom-shape draw:name="Shape 379" draw:style-name="gr2" draw:text-style-name="P5" draw:layer="layout" svg:width="17.108cm" svg:height="13.996cm" svg:x="13.624cm" svg:y="8.351cm">
          <text:p text:style-name="P6"><text:span text:style-name="T4">var</text:span><text:span text:style-name="T9"> issues = ...;</text:span></text:p>
          <text:p text:style-name="P6"><text:span text:style-name="T9"/></text:p>
          <text:p text:style-name="P6"><text:span text:style-name="T4">var</text:span><text:span text:style-name="T9"> issue;</text:span></text:p>
          <text:p text:style-name="P6"><text:span text:style-name="T9"/></text:p>
          <text:p text:style-name="P6"><text:span text:style-name="T4">for</text:span><text:span text:style-name="T9"> (</text:span><text:span text:style-name="T4">var</text:span><text:span text:style-name="T9"> i = 0; i &lt; issues.length; i++) {</text:span></text:p>
          <text:p text:style-name="P7"><text:span text:style-name="T9">issue = issues[i];</text:span></text:p>
          <text:p text:style-name="P6"><text:span text:style-name="T9"/></text:p>
          <text:p text:style-name="P7"><text:span text:style-name="T9">$scope.mapMarkers.push({</text:span></text:p>
          <text:p text:style-name="P9"><text:span text:style-name="T9">lat: issue.lat,</text:span></text:p>
          <text:p text:style-name="P9"><text:span text:style-name="T9">lng: issue.lng,</text:span></text:p>
          <text:p text:style-name="P7"><text:span text:style-name="T9"><text:s text:c="2"/></text:span><text:span text:style-name="T9">message: </text:span><text:span text:style-name="T6">"&lt;p&gt;{{ issue.description }}&lt;/p&gt;"</text:span><text:span text:style-name="T9">,</text:span></text:p>
          <text:p text:style-name="P7"><text:span text:style-name="T9"><text:s text:c="2"/></text:span><text:span text:style-name="T9">getMessageScope: </text:span><text:span text:style-name="T4">function</text:span><text:span text:style-name="T9">() {</text:span></text:p>
          <text:p text:style-name="P9"><text:span text:style-name="T9"><text:s text:c="2"/></text:span><text:span text:style-name="T4">var</text:span><text:span text:style-name="T9"> scope = $scope.$new();</text:span></text:p>
          <text:p text:style-name="P9"><text:span text:style-name="T9"><text:s text:c="2"/></text:span><text:span text:style-name="T9">scope.issue = issue;</text:span></text:p>
          <text:p text:style-name="P9"><text:span text:style-name="T9"><text:s text:c="2"/></text:span><text:span text:style-name="T4">return</text:span><text:span text:style-name="T9"> scope;</text:span></text:p>
          <text:p text:style-name="P9"><text:span text:style-name="T9">}</text:span></text:p>
          <text:p text:style-name="P7"><text:span text:style-name="T9">});</text:span></text:p>
          <text:p text:style-name="P6"><text:span text:style-name="T9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0" draw:style-name="gr3" draw:text-style-name="P5" draw:layer="layout" svg:width="11.688cm" svg:height="2.736cm" svg:x="2.581cm" svg:y="16.438cm">
          <text:p text:style-name="P6"><text:span text:style-name="T7">This function is a </text:span><text:span text:style-name="T8">closure</text:span><text:span text:style-name="T7"> which captures a reference to the </text:span><text:span text:style-name="T8">issue</text:span><text:span text:style-name="T7"> variable.</text:span></text:p>
          <draw:enhanced-geometry draw:mirror-horizontal="false" draw:mirror-vertical="false" drawooo:sub-view-size="21600 21600" draw:text-areas="0 0 ?f2 ?f3" svg:viewBox="0 0 0 0" draw:type="ooxml-non-primitive" draw:enhanced-path="M 240 0 C 107 0 0 458 0 1027 L 0 20573 C 0 21142 107 21600 240 21600 L 18899 21600 C 19032 21600 19139 21142 19139 20573 L 19139 8586 21600 6524 19139 4471 19139 1027 C 19139 458 19032 0 18899 0 L 240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Shape 381" draw:style-name="gr3" draw:text-style-name="P5" draw:layer="layout" svg:width="9.609cm" svg:height="5.19cm" svg:x="3.127cm" svg:y="9.215cm">
          <text:p text:style-name="P6"><text:span text:style-name="T7">Remember that variables are always </text:span><text:span text:style-name="T8">local to a function</text:span><text:span text:style-name="T7">. The </text:span><text:span text:style-name="T8">issue</text:span><text:span text:style-name="T7"> variable is not limited to the </text:span><text:span text:style-name="T8">for loop</text:span><text:span text:style-name="T7">. This code is strictly equivalent to the one on the previous slide.</text:span></text:p>
          <draw:enhanced-geometry draw:mirror-horizontal="false" draw:mirror-vertical="false" drawooo:sub-view-size="21600 21600" draw:text-areas="0 0 ?f2 ?f3" svg:viewBox="0 0 0 0" draw:type="ooxml-non-primitive" draw:enhanced-path="M 292 0 C 130 0 0 242 0 541 L 0 21059 C 0 21358 130 21600 292 21600 L 18916 21600 C 19078 21600 19209 21358 19209 21059 L 19209 6559 21600 5477 19209 4390 19209 541 C 19209 242 19078 0 18916 0 L 292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Shape 382" draw:style-name="gr3" draw:text-style-name="P5" draw:layer="layout" svg:width="15.121cm" svg:height="5.08cm" svg:x="18.421cm" svg:y="19.224cm">
          <text:p text:style-name="P6"><text:span text:style-name="T7">The problem is that the code in </text:span><text:span text:style-name="T8">getMessageScope is not executed now</text:span><text:span text:style-name="T7">. It will only be executed later, when you click on the marker. </text:span><text:span text:style-name="T8">What will be the value of the issue variable then?</text:span></text:p>
          <draw:enhanced-geometry draw:mirror-horizontal="false" draw:mirror-vertical="false" drawooo:sub-view-size="21600 21600" draw:text-areas="0 0 ?f2 ?f3" svg:viewBox="0 0 0 0" draw:type="ooxml-non-primitive" draw:enhanced-path="M 4841 0 L 4299 5647 271 5647 C 121 5647 0 6008 0 6453 L 0 20794 C 0 21239 121 21600 271 21600 L 21329 21600 C 21479 21600 21600 21239 21600 20794 L 21600 6453 C 21600 6008 21479 5647 21329 5647 L 5381 5647 4841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Solution" draw:style-name="dp1" draw:master-page-name="Title_20_-_20_Top" presentation:presentation-page-layout-name="AL2T1">
        <draw:frame draw:name="Shape 384" presentation:style-name="pr4" draw:text-style-name="P5" draw:layer="layout" svg:width="32.948cm" svg:height="3.88cm" svg:x="1.588cm" svg:y="0.917cm" presentation:class="title" presentation:user-transformed="true">
          <draw:text-box>
            <text:p text:style-name="P1"><text:span text:style-name="T3">The Solution</text:span></text:p>
          </draw:text-box>
        </draw:frame>
        <draw:custom-shape draw:name="Shape 385" draw:style-name="gr2" draw:text-style-name="P5" draw:layer="layout" svg:width="17.108cm" svg:height="15.52cm" svg:x="4.262cm" svg:y="7.55cm">
          <text:p text:style-name="P6"><text:span text:style-name="T4">var</text:span><text:span text:style-name="T9"> issues = ...;</text:span></text:p>
          <text:p text:style-name="P6"><text:span text:style-name="T9"/></text:p>
          <text:p text:style-name="P6"><text:span text:style-name="T4">function</text:span><text:span text:style-name="T9"> createMarkerScope(issue) {</text:span></text:p>
          <text:p text:style-name="P7"><text:span text:style-name="T4">return</text:span><text:span text:style-name="T9"> </text:span><text:span text:style-name="T4">function</text:span><text:span text:style-name="T9">() {</text:span></text:p>
          <text:p text:style-name="P7"><text:span text:style-name="T9"><text:s text:c="2"/></text:span><text:span text:style-name="T4">var</text:span><text:span text:style-name="T9"> scope = $scope.$new();</text:span></text:p>
          <text:p text:style-name="P7"><text:span text:style-name="T9"><text:s text:c="2"/></text:span><text:span text:style-name="T9">scope.issue = issue;</text:span></text:p>
          <text:p text:style-name="P7"><text:span text:style-name="T9"><text:s text:c="2"/></text:span><text:span text:style-name="T4">return</text:span><text:span text:style-name="T9"> scope;</text:span></text:p>
          <text:p text:style-name="P7"><text:span text:style-name="T9">};</text:span></text:p>
          <text:p text:style-name="P6"><text:span text:style-name="T9">}</text:span></text:p>
          <text:p text:style-name="P6"><text:span text:style-name="T9"/></text:p>
          <text:p text:style-name="P6"><text:span text:style-name="T4">for</text:span><text:span text:style-name="T9"> (</text:span><text:span text:style-name="T4">var</text:span><text:span text:style-name="T9"> i = 0; i &lt; issues.length; i++) {</text:span></text:p>
          <text:p text:style-name="P7"><text:span text:style-name="T4">var</text:span><text:span text:style-name="T9"> issue = issues[i];</text:span></text:p>
          <text:p text:style-name="P6"><text:span text:style-name="T9"/></text:p>
          <text:p text:style-name="P7"><text:span text:style-name="T9">$scope.mapMarkers.push({</text:span></text:p>
          <text:p text:style-name="P9"><text:span text:style-name="T9">lat: issue.lat,</text:span></text:p>
          <text:p text:style-name="P9"><text:span text:style-name="T9">lng: issue.lng,</text:span></text:p>
          <text:p text:style-name="P7"><text:span text:style-name="T9"><text:s text:c="2"/></text:span><text:span text:style-name="T9">message: </text:span><text:span text:style-name="T6">"&lt;p&gt;{{ issue.description }}&lt;/p&gt;"</text:span><text:span text:style-name="T9">,</text:span></text:p>
          <text:p text:style-name="P7"><text:span text:style-name="T9"><text:s text:c="2"/></text:span><text:span text:style-name="T9">getMessageScope: createMarkerScope(issue)</text:span></text:p>
          <text:p text:style-name="P7"><text:span text:style-name="T9">});</text:span></text:p>
          <text:p text:style-name="P6"><text:span text:style-name="T9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6" draw:style-name="gr3" draw:text-style-name="P5" draw:layer="layout" svg:width="20.374cm" svg:height="3.006cm" svg:x="11.975cm" svg:y="9.223cm">
          <text:p text:style-name="P6"><text:span text:style-name="T7">The solution is to create a </text:span><text:span text:style-name="T8">new closure</text:span><text:span text:style-name="T7"> which will capture the correct value of the </text:span><text:span text:style-name="T8">issue</text:span><text:span text:style-name="T7"> variable </text:span><text:span text:style-name="T8">during the execution of the for loop</text:span><text:span text:style-name="T7">.</text:span></text:p>
          <draw:enhanced-geometry draw:mirror-horizontal="false" draw:mirror-vertical="false" drawooo:sub-view-size="21600 21600" draw:text-areas="0 0 ?f2 ?f3" svg:viewBox="0 0 0 0" draw:type="ooxml-non-primitive" draw:enhanced-path="M 7268 0 C 7138 0 7033 712 7033 1591 L 7033 6113 0 9304 7033 12487 7033 20009 C 7033 20888 7138 21600 7268 21600 L 21364 21600 C 21494 21600 21600 20888 21600 20009 L 21600 1591 C 21600 712 21494 0 21364 0 L 7268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draw:custom-shape draw:name="Shape 387" draw:style-name="gr3" draw:text-style-name="P5" draw:layer="layout" svg:width="13.74cm" svg:height="3.794cm" svg:x="12.047cm" svg:y="21.489cm">
          <text:p text:style-name="P6"><text:span text:style-name="T7">We call </text:span><text:span text:style-name="T8">createMarkerScope</text:span><text:span text:style-name="T7"> while iterating. So the </text:span><text:span text:style-name="T8">issue argument in createMarkerScope</text:span><text:span text:style-name="T7"> will have the correct value for each invocation.</text:span></text:p>
          <draw:enhanced-geometry draw:mirror-horizontal="false" draw:mirror-vertical="false" drawooo:sub-view-size="21600 21600" draw:text-areas="0 0 ?f2 ?f3" svg:viewBox="0 0 0 0" draw:type="ooxml-non-primitive" draw:enhanced-path="M 11734 0 L 11037 4481 348 4481 C 156 4481 0 5045 0 5742 L 0 20339 C 0 21036 156 21600 348 21600 L 21250 21600 C 21443 21600 21600 21036 21600 20339 L 21600 5742 C 21600 5045 21443 4481 21250 4481 L 12432 4481 11734 0 Z N">
            <draw:equation draw:name="f0" draw:formula="logwidth/2"/>
            <draw:equation draw:name="f1" draw:formula="logheight/2"/>
            <draw:equation draw:name="f2" draw:formula="logwidth"/>
            <draw:equation draw:name="f3" draw:formula="logheight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1" svg:font-family="Helvetica"/>
    <style:font-face style:name="Helvetica Neue" svg:font-family="'Helvetica Neue'"/>
    <style:font-face style:name="Helvetica Neue Light1" svg:font-family="'Helvetica Neue Light'"/>
    <style:font-face style:name="Menlo1" svg:font-family="Menlo"/>
    <style:font-face style:name="Helvetica" svg:font-family="Helvetica" style:font-pitch="variable"/>
    <style:font-face style:name="Helvetica Neue1" svg:font-family="'Helvetica Neue'" style:font-pitch="variable"/>
    <style:font-face style:name="Helvetica Neue Light" svg:font-family="'Helvetica Neue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1" svg:font-family="'Lucida Sans'" style:font-pitch="variable"/>
    <style:font-face style:name="Menlo" svg:font-family="Menlo" style:font-pitch="variable"/>
    <style:font-face style:name="SimSun1" svg:font-family="SimSun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_26__20_Subtitle-background" style:display-name="Title &amp; Subtitle-background" style:family="presentation">
      <style:graphic-properties draw:stroke="none" draw:fill="solid" draw:fill-color="#ffffff"/>
      <style:text-properties style:letter-kerning="true"/>
    </style:style>
    <style:style style:name="Title_20__26__20_Subtitle-backgroundobjects" style:display-name="Title &amp; 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6__20_Subtitle-notes" style:display-name="Title &amp; 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6__20_Subtitle-outline1" style:display-name="Title &amp; Subtitle-outline1" style:family="presentation">
      <style:graphic-properties draw:stroke="none" draw:fill="none" draw:auto-grow-height="false" draw:fit-to-size="shrink-to-fit">
        <text:list-style style:name="Title_20__26__20_Subtitle-outline1" style:display-name="Title &amp; 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 style:writing-mode="lr-tb"/>
      <style:text-properties fo:font-variant="normal" fo:text-transform="none" fo:color="#444444" style:text-outline="false" style:text-line-through-style="none" style:text-line-through-type="none" style:text-position="0% 100%" style:font-name="Helvetica Neue" fo:font-family="'Helvetica Neue'" fo:font-size="26pt" fo:letter-spacing="normal" fo:font-style="normal" fo:text-shadow="none" style:text-underline-style="none" fo:font-weight="normal" style:letter-kerning="true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style:text-emphasize="none" style:font-relief="none" style:text-overline-style="none" style:text-overline-color="font-color" fo:hyphenate="false"/>
    </style:style>
    <style:style style:name="Title_20__26__20_Subtitle-outline2" style:display-name="Title &amp; Subtitle-outline2" style:family="presentation" style:parent-style-name="Title_20__26__20_Subtitle-outline1">
      <style:paragraph-properties fo:margin-left="0cm" fo:margin-right="0cm" fo:margin-top="0cm" fo:margin-bottom="0.4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_26__20_Subtitle-outline3" style:display-name="Title &amp; Subtitle-outline3" style:family="presentation" style:parent-style-name="Title_20__26__20_Subtitle-outline2">
      <style:paragraph-properties fo:margin-left="0cm" fo:margin-right="0cm" fo:margin-top="0cm" fo:margin-bottom="0.3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_26__20_Subtitle-outline4" style:display-name="Title &amp; Subtitle-outline4" style:family="presentation" style:parent-style-name="Title_20__26__20_Subtitle-outline3">
      <style:paragraph-properties fo:margin-left="0cm" fo:margin-right="0cm" fo:margin-top="0cm" fo:margin-bottom="0.2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_26__20_Subtitle-outline5" style:display-name="Title &amp; Subtitle-outline5" style:family="presentation" style:parent-style-name="Title_20__26__20_Subtitle-outline4">
      <style:paragraph-properties fo:margin-top="0cm" fo:margin-bottom="0.1cm"/>
      <style:text-properties fo:font-size="20pt" style:font-size-asian="20pt" style:font-size-complex="20pt"/>
    </style:style>
    <style:style style:name="Title_20__26__20_Subtitle-outline6" style:display-name="Title &amp; Subtitle-outline6" style:family="presentation" style:parent-style-name="Title_20__26__20_Subtitle-outline5">
      <style:paragraph-properties fo:margin-top="0cm" fo:margin-bottom="0.1cm"/>
      <style:text-properties fo:font-size="20pt" style:font-size-asian="20pt" style:font-size-complex="20pt"/>
    </style:style>
    <style:style style:name="Title_20__26__20_Subtitle-outline7" style:display-name="Title &amp; Subtitle-outline7" style:family="presentation" style:parent-style-name="Title_20__26__20_Subtitle-outline6">
      <style:paragraph-properties fo:margin-top="0cm" fo:margin-bottom="0.1cm"/>
      <style:text-properties fo:font-size="20pt" style:font-size-asian="20pt" style:font-size-complex="20pt"/>
    </style:style>
    <style:style style:name="Title_20__26__20_Subtitle-outline8" style:display-name="Title &amp; Subtitle-outline8" style:family="presentation" style:parent-style-name="Title_20__26__20_Subtitle-outline7">
      <style:paragraph-properties fo:margin-top="0cm" fo:margin-bottom="0.1cm"/>
      <style:text-properties fo:font-size="20pt" style:font-size-asian="20pt" style:font-size-complex="20pt"/>
    </style:style>
    <style:style style:name="Title_20__26__20_Subtitle-outline9" style:display-name="Title &amp; Subtitle-outline9" style:family="presentation" style:parent-style-name="Title_20__26__20_Subtitle-outline8">
      <style:paragraph-properties fo:margin-top="0cm" fo:margin-bottom="0.1cm"/>
      <style:text-properties fo:font-size="20pt" style:font-size-asian="20pt" style:font-size-complex="20pt"/>
    </style:style>
    <style:style style:name="Title_20__26__20_Subtitle-subtitle" style:display-name="Title &amp; Subtitle-subtitle" style:family="presentation">
      <style:graphic-properties draw:stroke="none" draw:fill="none" draw:textarea-vertical-align="middle">
        <text:list-style style:name="Title_20__26__20_Subtitle-subtitle" style:display-name="Title &amp; 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6__20_Subtitle-title" style:display-name="Title &amp; Subtitle-title" style:family="presentation">
      <style:graphic-properties draw:stroke="none" draw:fill="none" draw:textarea-vertical-align="middle">
        <text:list-style style:name="Title_20__26__20_Subtitle-title" style:display-name="Title &amp; 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 Light1" fo:font-family="'Helvetica Neue Light'" fo:font-size="42pt" fo:letter-spacing="normal" fo:font-style="normal" fo:text-shadow="none" style:text-underline-style="none" fo:font-weight="normal" style:letter-kerning="true" style:font-name-asian="Helvetica Neue Light1" style:font-family-asian="'Helvetica Neue Light'" style:font-size-asian="42pt" style:font-style-asian="normal" style:font-weight-asian="normal" style:font-name-complex="Helvetica Neue Light1" style:font-family-complex="'Helvetica Neue Light'" style:font-size-complex="42pt" style:font-style-complex="normal" style:font-weight-complex="normal" style:text-emphasize="none" style:font-relief="none" style:text-overline-style="none" style:text-overline-color="font-color" fo:hyphenate="false"/>
    </style:style>
    <style:style style:name="Title_20_-_20_Top-background" style:display-name="Title - Top-background" style:family="presentation">
      <style:graphic-properties draw:stroke="none" draw:fill="solid" draw:fill-color="#ffffff"/>
      <style:text-properties style:letter-kerning="true"/>
    </style:style>
    <style:style style:name="Title_20_-_20_Top-backgroundobjects" style:display-name="Title - To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-_20_Top-notes" style:display-name="Title - To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-_20_Top-outline1" style:display-name="Title - Top-outline1" style:family="presentation">
      <style:graphic-properties draw:stroke="none" draw:fill="none" draw:auto-grow-height="false" draw:fit-to-size="shrink-to-fit">
        <text:list-style style:name="Title_20_-_20_Top-outline1" style:display-name="Title - To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 style:writing-mode="lr-tb"/>
      <style:text-properties fo:font-variant="normal" fo:text-transform="none" fo:color="#444444" style:text-outline="false" style:text-line-through-style="none" style:text-line-through-type="none" style:text-position="0% 100%" style:font-name="Helvetica Neue" fo:font-family="'Helvetica Neue'" fo:font-size="26pt" fo:letter-spacing="normal" fo:font-style="normal" fo:text-shadow="none" style:text-underline-style="none" fo:font-weight="normal" style:letter-kerning="true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style:text-emphasize="none" style:font-relief="none" style:text-overline-style="none" style:text-overline-color="font-color" fo:hyphenate="false"/>
    </style:style>
    <style:style style:name="Title_20_-_20_Top-outline2" style:display-name="Title - Top-outline2" style:family="presentation" style:parent-style-name="Title_20_-_20_Top-outline1">
      <style:paragraph-properties fo:margin-left="0cm" fo:margin-right="0cm" fo:margin-top="0cm" fo:margin-bottom="0.4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-_20_Top-outline3" style:display-name="Title - Top-outline3" style:family="presentation" style:parent-style-name="Title_20_-_20_Top-outline2">
      <style:paragraph-properties fo:margin-left="0cm" fo:margin-right="0cm" fo:margin-top="0cm" fo:margin-bottom="0.3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-_20_Top-outline4" style:display-name="Title - Top-outline4" style:family="presentation" style:parent-style-name="Title_20_-_20_Top-outline3">
      <style:paragraph-properties fo:margin-left="0cm" fo:margin-right="0cm" fo:margin-top="0cm" fo:margin-bottom="0.2cm" fo:line-height="100%" fo:text-align="start" fo:text-indent="0cm" style:punctuation-wrap="simple" style:writing-mode="lr-tb"/>
      <style:text-properties fo:font-variant="normal" fo:text-transform="none" fo:color="#444444" style:text-line-through-style="none" style:text-line-through-type="none" style:text-position="0% 100%" style:font-name="Helvetica Neue" fo:font-family="'Helvetica Neue'" fo:font-size="26pt" fo:letter-spacing="normal" fo:font-style="normal" style:text-underline-style="none" fo:font-weight="normal" style:font-name-asian="Helvetica Neue" style:font-family-asian="'Helvetica Neue'" style:font-size-asian="26pt" style:font-style-asian="normal" style:font-weight-asian="normal" style:font-name-complex="Helvetica Neue" style:font-family-complex="'Helvetica Neue'" style:font-size-complex="26pt" style:font-style-complex="normal" style:font-weight-complex="normal" fo:hyphenate="false"/>
    </style:style>
    <style:style style:name="Title_20_-_20_Top-outline5" style:display-name="Title - Top-outline5" style:family="presentation" style:parent-style-name="Title_20_-_20_Top-outline4">
      <style:paragraph-properties fo:margin-top="0cm" fo:margin-bottom="0.1cm"/>
      <style:text-properties fo:font-size="20pt" style:font-size-asian="20pt" style:font-size-complex="20pt"/>
    </style:style>
    <style:style style:name="Title_20_-_20_Top-outline6" style:display-name="Title - Top-outline6" style:family="presentation" style:parent-style-name="Title_20_-_20_Top-outline5">
      <style:paragraph-properties fo:margin-top="0cm" fo:margin-bottom="0.1cm"/>
      <style:text-properties fo:font-size="20pt" style:font-size-asian="20pt" style:font-size-complex="20pt"/>
    </style:style>
    <style:style style:name="Title_20_-_20_Top-outline7" style:display-name="Title - Top-outline7" style:family="presentation" style:parent-style-name="Title_20_-_20_Top-outline6">
      <style:paragraph-properties fo:margin-top="0cm" fo:margin-bottom="0.1cm"/>
      <style:text-properties fo:font-size="20pt" style:font-size-asian="20pt" style:font-size-complex="20pt"/>
    </style:style>
    <style:style style:name="Title_20_-_20_Top-outline8" style:display-name="Title - Top-outline8" style:family="presentation" style:parent-style-name="Title_20_-_20_Top-outline7">
      <style:paragraph-properties fo:margin-top="0cm" fo:margin-bottom="0.1cm"/>
      <style:text-properties fo:font-size="20pt" style:font-size-asian="20pt" style:font-size-complex="20pt"/>
    </style:style>
    <style:style style:name="Title_20_-_20_Top-outline9" style:display-name="Title - Top-outline9" style:family="presentation" style:parent-style-name="Title_20_-_20_Top-outline8">
      <style:paragraph-properties fo:margin-top="0cm" fo:margin-bottom="0.1cm"/>
      <style:text-properties fo:font-size="20pt" style:font-size-asian="20pt" style:font-size-complex="20pt"/>
    </style:style>
    <style:style style:name="Title_20_-_20_Top-subtitle" style:display-name="Title - Top-subtitle" style:family="presentation">
      <style:graphic-properties draw:stroke="none" draw:fill="none" draw:textarea-vertical-align="middle">
        <text:list-style style:name="Title_20_-_20_Top-subtitle" style:display-name="Title - Top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-_20_Top-title" style:display-name="Title - Top-title" style:family="presentation">
      <style:graphic-properties draw:stroke="none" draw:fill="none" draw:textarea-vertical-align="middle">
        <text:list-style style:name="Title_20_-_20_Top-title" style:display-name="Title - To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Neue Light1" fo:font-family="'Helvetica Neue Light'" fo:font-size="42pt" fo:letter-spacing="normal" fo:font-style="normal" fo:text-shadow="none" style:text-underline-style="none" fo:font-weight="normal" style:letter-kerning="true" style:font-name-asian="Helvetica Neue Light1" style:font-family-asian="'Helvetica Neue Light'" style:font-size-asian="42pt" style:font-style-asian="normal" style:font-weight-asian="normal" style:font-name-complex="Helvetica Neue Light1" style:font-family-complex="'Helvetica Neue Light'" style:font-size-complex="42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124cm" fo:page-height="27.09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35cm" svg:stroke-color="#9a9a9a" draw:stroke-linejoin="miter" draw:fill="none" draw:textarea-horizontal-align="center" draw:textarea-vertical-align="middle" draw:auto-grow-height="false" draw:fit-to-size="false" fo:padding-top="0.141cm" fo:padding-bottom="0.141cm" fo:padding-left="0.141cm" fo:padding-right="0.141cm" fo:wrap-option="wrap"/>
    </style:style>
    <style:style style:name="Mgr4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_26__20_Subtitle-title">
      <style:graphic-properties draw:stroke="none" svg:stroke-width="0.035cm" draw:stroke-linejoin="miter" draw:fill="none" draw:textarea-vertical-align="bottom" draw:auto-grow-height="false" draw:fit-to-size="false" fo:min-height="4.524cm" fo:padding-top="0.141cm" fo:padding-bottom="0.141cm" fo:padding-left="0.141cm" fo:padding-right="0.141cm" fo:wrap-option="wrap"/>
    </style:style>
    <style:style style:name="Mpr2" style:family="presentation" style:parent-style-name="Title_20__26__20_Subtitle-outline1">
      <style:graphic-properties draw:stroke="none" svg:stroke-width="0.035cm" draw:stroke-linejoin="miter" draw:fill="none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Mpr3" style:family="presentation" style:parent-style-name="Title_20__26__20_Subtitle-backgroundobjects">
      <style:graphic-properties draw:stroke="none" svg:stroke-width="0.035cm" draw:stroke-linejoin="miter" draw:fill="none" draw:fill-color="#ffffff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Mpr4" style:family="presentation" style:parent-style-name="Title_20__26__20_Subtitl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_20__26__20_Subtitl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le_20_-_20_Top-title">
      <style:graphic-properties draw:stroke="none" svg:stroke-width="0.035cm" draw:stroke-linejoin="miter" draw:fill="none" draw:textarea-vertical-align="bottom" draw:auto-grow-height="false" draw:fit-to-size="false" fo:min-height="4.524cm" fo:padding-top="0.141cm" fo:padding-bottom="0.141cm" fo:padding-left="0.141cm" fo:padding-right="0.141cm" fo:wrap-option="wrap"/>
    </style:style>
    <style:style style:name="Mpr7" style:family="presentation" style:parent-style-name="Title_20_-_20_Top-backgroundobjects">
      <style:graphic-properties draw:stroke="none" svg:stroke-width="0.035cm" draw:stroke-linejoin="miter" draw:fill="none" draw:fill-color="#ffffff" draw:textarea-vertical-align="top" draw:auto-grow-height="false" draw:fit-to-size="false" fo:min-height="15.713cm" fo:padding-top="0.141cm" fo:padding-bottom="0.141cm" fo:padding-left="0.141cm" fo:padding-right="0.141cm" fo:wrap-option="wrap"/>
    </style:style>
    <style:style style:name="Mpr8" style:family="presentation" style:parent-style-name="Title_20_-_20_Top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-_20_Top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42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42pt" fo:hyphenate="false"/>
    </style:style>
    <style:style style:name="MP6" style:family="paragraph">
      <style:paragraph-properties fo:text-align="start"/>
      <style:text-properties fo:font-size="26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26pt" fo:hyphenate="false"/>
    </style:style>
    <style:style style:name="MP8" style:family="paragraph">
      <style:paragraph-properties fo:margin-left="0cm" fo:margin-right="0cm" fo:margin-top="0cm" fo:margin-bottom="0cm" fo:text-indent="0cm">
        <style:tab-stops>
          <style:tab-stop style:position="0cm"/>
        </style:tab-stops>
      </style:paragraph-properties>
    </style:style>
    <style:style style:name="MP9" style:family="paragraph">
      <style:paragraph-properties fo:text-align="start" style:font-independent-line-spacing="true"/>
      <style:text-properties fo:font-size="26pt"/>
    </style:style>
    <style:style style:name="MP10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Helvetica Neue Light1" fo:font-size="42pt" fo:letter-spacing="normal" fo:font-style="normal" style:text-underline-style="none" fo:font-weight="normal" style:font-name-asian="Helvetica Neue Light1" style:font-size-asian="42pt" style:font-style-asian="normal" style:font-weight-asian="normal" style:font-name-complex="Helvetica Neue Light1" style:font-size-complex="42pt" style:font-style-complex="normal" style:font-weight-complex="normal"/>
    </style:style>
    <style:style style:name="MT2" style:family="text">
      <style:text-properties fo:font-variant="normal" fo:text-transform="none" fo:color="#444444" style:text-line-through-style="none" style:text-line-through-type="none" style:text-position="0% 100%" style:font-name="Helvetica Neue" fo:font-size="26pt" fo:letter-spacing="normal" fo:font-style="normal" style:text-underline-style="none" fo:font-weight="normal" style:font-name-asian="Helvetica Neue" style:font-size-asian="26pt" style:font-style-asian="normal" style:font-weight-asian="normal" style:font-name-complex="Helvetica Neue" style:font-size-complex="2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44444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444444" fo:font-size="100%"/>
      </text:list-level-style-number>
      <text:list-level-style-number text:level="2" style:num-format="">
        <style:list-level-properties text:space-before="1.5cm" text:min-label-width="0.9cm"/>
        <style:text-properties fo:color="#444444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444444" fo:font-size="100%"/>
      </text:list-level-style-number>
      <text:list-level-style-number text:level="2" style:num-format="">
        <style:list-level-properties text:space-before="1.5cm" text:min-label-width="0.9cm"/>
        <style:text-properties fo:color="#444444" fo:font-size="100%"/>
      </text:list-level-style-number>
      <text:list-level-style-number text:level="3" style:num-format="">
        <style:list-level-properties text:space-before="2.8cm" text:min-label-width="0.8cm"/>
        <style:text-properties fo:color="#444444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444444" fo:font-size="100%"/>
      </text:list-level-style-number>
      <text:list-level-style-number text:level="2" style:num-format="">
        <style:list-level-properties text:space-before="1.5cm" text:min-label-width="0.9cm"/>
        <style:text-properties fo:color="#444444" fo:font-size="100%"/>
      </text:list-level-style-number>
      <text:list-level-style-number text:level="3" style:num-format="">
        <style:list-level-properties text:space-before="2.8cm" text:min-label-width="0.8cm"/>
        <style:text-properties fo:color="#444444" fo:font-size="100%"/>
      </text:list-level-style-number>
      <text:list-level-style-number text:level="4" style:num-format="">
        <style:list-level-properties text:space-before="4.2cm" text:min-label-width="0.6cm"/>
        <style:text-properties fo:color="#444444" fo:font-size="100%"/>
      </text:list-level-style-number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3cm" text:min-label-width="0.9cm"/>
        <style:text-properties fo:color="#444444" fo:font-size="100%"/>
      </text:list-level-style-number>
      <text:list-level-style-number text:level="2" style:num-format="">
        <style:list-level-properties text:space-before="1.5cm" text:min-label-width="0.9cm"/>
        <style:text-properties fo:color="#444444" fo:font-size="100%"/>
      </text:list-level-style-number>
      <text:list-level-style-number text:level="3" style:num-format="">
        <style:list-level-properties text:space-before="2.8cm" text:min-label-width="0.8cm"/>
        <style:text-properties fo:color="#444444" fo:font-size="100%"/>
      </text:list-level-style-number>
      <text:list-level-style-number text:level="4" style:num-format="">
        <style:list-level-properties text:space-before="4.2cm" text:min-label-width="0.6cm"/>
        <style:text-properties fo:color="#444444" fo:font-size="100%"/>
      </text:list-level-style-number>
      <text:list-level-style-number text:level="5" style:num-format="">
        <style:list-level-properties text:space-before="5.4cm" text:min-label-width="0.6cm"/>
        <style:text-properties fo:color="#444444" fo:font-size="100%"/>
      </text:list-level-style-number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_26__20_Subtitle" style:display-name="Title &amp; Subtitle" style:page-layout-name="PM1" draw:style-name="Mdp1">
      <draw:line draw:name="Shape 2" draw:style-name="Mgr3" draw:text-style-name="MP3" draw:layer="backgroundobjects" drawooo:display="printer" svg:x1="1.799cm" svg:y1="5.468cm" svg:x2="34.325cm" svg:y2="5.468cm">
        <text:p/>
      </draw:line>
      <draw:frame draw:name="droppedImage.png" draw:style-name="Mgr4" draw:text-style-name="MP4" draw:layer="backgroundobjects" drawooo:display="printer" svg:width="6.137cm" svg:height="2.266cm" svg:x="28.328cm" svg:y="2.534cm">
        <draw:image xlink:href="Pictures/100002010000017300000089F4976BA5.png" xlink:type="simple" xlink:show="embed" xlink:actuate="onLoad">
          <text:p/>
        </draw:image>
      </draw:frame>
      <draw:line draw:name="Shape 13" draw:style-name="Mgr3" draw:text-style-name="MP3" draw:layer="backgroundobjects" svg:x1="1.799cm" svg:y1="13.193cm" svg:x2="34.325cm" svg:y2="13.194cm">
        <text:p/>
      </draw:line>
      <draw:frame draw:name="droppedImage.png" draw:style-name="Mgr4" draw:text-style-name="MP4" draw:layer="backgroundobjects" svg:width="13.087cm" svg:height="4.832cm" svg:x="20.623cm" svg:y="13.935cm">
        <draw:image xlink:href="Pictures/100002010000017300000089F4976BA5.png" xlink:type="simple" xlink:show="embed" xlink:actuate="onLoad">
          <text:p/>
        </draw:image>
      </draw:frame>
      <draw:frame draw:name="Shape 15" presentation:style-name="Mpr1" draw:text-style-name="MP3" draw:layer="backgroundobjects" svg:width="32.948cm" svg:height="8.818cm" svg:x="1.588cm" svg:y="3.669cm" presentation:class="title" presentation:user-transformed="true">
        <draw:text-box>
          <text:p text:style-name="MP5"><text:span text:style-name="MT1">Click to edit the title text formatTitle Text</text:span></text:p>
        </draw:text-box>
      </draw:frame>
      <draw:frame draw:name="Shape 16" presentation:style-name="Mpr2" draw:text-style-name="MP9" draw:layer="backgroundobjects" svg:width="32.948cm" svg:height="8.818cm" svg:x="1.588cm" svg:y="13.935cm" presentation:class="outline" presentation:user-transformed="true">
        <draw:text-box>
          <text:list text:style-name="ML3">
            <text:list-item>
              <text:p text:style-name="MP6"><text:span text:style-name="MT2">Click to edit the outline text format</text:span></text:p>
              <text:list>
                <text:list-item>
                  <text:p text:style-name="MP6"><text:span text:style-name="MT2">Second Outline Level</text:span></text:p>
                  <text:list>
                    <text:list-item>
                      <text:p text:style-name="MP6"><text:span text:style-name="MT2">Third Outline Level</text:span></text:p>
                      <text:list>
                        <text:list-item>
                          <text:p text:style-name="MP6"><text:span text:style-name="MT2">Fourth Outline Level</text:span></text:p>
                          <text:list>
                            <text:list-item>
                              <text:p text:style-name="MP6"><text:span text:style-name="MT2">Fifth Outline Level</text:span></text:p>
                              <text:list>
                                <text:list-item>
                                  <text:p text:style-name="MP6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2">Seventh Outline LevelBody Level One</text:span></text:p>
          <text:p text:style-name="MP8"><text:span text:style-name="MT2">Body Level Two</text:span></text:p>
          <text:p text:style-name="MP8"><text:span text:style-name="MT2">Body Level Three</text:span></text:p>
          <text:p text:style-name="MP8"><text:span text:style-name="MT2">Body Level Four</text:span></text:p>
          <text:p text:style-name="MP8"><text:span text:style-name="MT2">Body Level Five</text:span></text:p>
        </draw:text-box>
      </draw:frame>
      <draw:frame draw:name="Shape 17" presentation:style-name="Mpr3" draw:text-style-name="MP10" draw:layer="backgroundobjects" svg:width="0.866cm" svg:height="0.832cm" svg:x="34.078cm" svg:y="25.541cm" presentation:class="page-number" presentation:user-transformed="true">
        <draw:text-box>
          <text:p/>
        </draw:text-box>
      </draw:frame>
      <presentation:notes style:page-layout-name="PM0">
        <draw:page-thumbnail presentation:style-name="Title_20__26__20_Subtitle-title" draw:layer="backgroundobjects" svg:width="14.848cm" svg:height="11.136cm" svg:x="3.075cm" svg:y="2.257cm" presentation:class="page"/>
        <draw:frame presentation:style-name="Title_20__26__20_Subtitl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-_20_Top" style:display-name="Title - Top" style:page-layout-name="PM1" draw:style-name="Mdp1">
      <draw:line draw:name="Shape 2" draw:style-name="Mgr3" draw:text-style-name="MP3" draw:layer="backgroundobjects" svg:x1="1.799cm" svg:y1="5.468cm" svg:x2="34.325cm" svg:y2="5.468cm">
        <text:p/>
      </draw:line>
      <draw:frame draw:name="droppedImage.png" draw:style-name="Mgr4" draw:text-style-name="MP4" draw:layer="backgroundobjects" svg:width="6.137cm" svg:height="2.266cm" svg:x="28.328cm" svg:y="2.534cm">
        <draw:image xlink:href="Pictures/100002010000017300000089F4976BA5.png" xlink:type="simple" xlink:show="embed" xlink:actuate="onLoad">
          <text:p/>
        </draw:image>
      </draw:frame>
      <draw:frame draw:name="Shape 70" presentation:style-name="Mpr6" draw:text-style-name="MP3" draw:layer="backgroundobjects" svg:width="32.948cm" svg:height="3.88cm" svg:x="1.588cm" svg:y="0.917cm" presentation:class="title" presentation:user-transformed="true">
        <draw:text-box>
          <text:p text:style-name="MP5"><text:span text:style-name="MT1">Click to edit the title text formatTitle Text</text:span></text:p>
        </draw:text-box>
      </draw:frame>
      <draw:frame draw:name="Shape 71" presentation:style-name="Mpr7" draw:text-style-name="MP10" draw:layer="backgroundobjects" svg:width="0.866cm" svg:height="0.832cm" svg:x="34.078cm" svg:y="25.541cm" presentation:class="page-number" presentation:user-transformed="true">
        <draw:text-box>
          <text:p/>
        </draw:text-box>
      </draw:frame>
      <draw:frame presentation:style-name="Title_20_-_20_Top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Title_20_-_20_Top-title" draw:layer="backgroundobjects" svg:width="14.848cm" svg:height="11.136cm" svg:x="3.075cm" svg:y="2.257cm" presentation:class="page"/>
        <draw:frame presentation:style-name="Title_20_-_20_Top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25"/>
    <meta:generator>LibreOffice/4.3.4.1$MacOSX_X86_64 LibreOffice_project/bc356b2f991740509f321d70e4512a6a54c5f243</meta:generator>
  </office:meta>
</office:document-meta>
</file>